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3c46a3" officeooo:paragraph-rsid="003c46a3" style:font-weight-asian="bold" style:font-weight-complex="bold"/>
    </style:style>
    <style:style style:name="P2" style:family="paragraph" style:parent-style-name="Standard">
      <style:paragraph-properties fo:text-align="justify" style:justify-single-word="false"/>
      <style:text-properties fo:font-weight="bold" officeooo:rsid="0143a8a9" officeooo:paragraph-rsid="0143f8ac" style:font-weight-asian="bold" style:font-weight-complex="bold"/>
    </style:style>
    <style:style style:name="P3" style:family="paragraph" style:parent-style-name="Standard">
      <style:paragraph-properties fo:text-align="justify" style:justify-single-word="false"/>
      <style:text-properties fo:font-weight="bold" officeooo:rsid="012700b5" officeooo:paragraph-rsid="012700b5" style:font-weight-asian="bold" style:font-weight-complex="bold"/>
    </style:style>
    <style:style style:name="P4" style:family="paragraph" style:parent-style-name="Standard">
      <style:paragraph-properties fo:text-align="justify" style:justify-single-word="false"/>
      <style:text-properties fo:font-weight="bold" officeooo:rsid="011d5069" officeooo:paragraph-rsid="011d5069" style:font-weight-asian="bold" style:font-weight-complex="bold"/>
    </style:style>
    <style:style style:name="P5" style:family="paragraph" style:parent-style-name="Standard">
      <style:paragraph-properties fo:text-align="justify" style:justify-single-word="false"/>
      <style:text-properties fo:font-weight="bold" officeooo:rsid="012e3811" officeooo:paragraph-rsid="012e3811" style:font-weight-asian="bold" style:font-weight-complex="bold"/>
    </style:style>
    <style:style style:name="P6" style:family="paragraph" style:parent-style-name="Standard">
      <style:paragraph-properties fo:text-align="justify" style:justify-single-word="false"/>
      <style:text-properties fo:font-weight="bold" officeooo:rsid="001cc9d1" officeooo:paragraph-rsid="0129bcde" style:font-weight-asian="bold" style:font-weight-complex="bold"/>
    </style:style>
    <style:style style:name="P7" style:family="paragraph" style:parent-style-name="Standard">
      <style:paragraph-properties fo:text-align="justify" style:justify-single-word="false"/>
      <style:text-properties fo:font-weight="bold" officeooo:rsid="00bb1061" officeooo:paragraph-rsid="00bb1061" style:font-weight-asian="bold" style:font-weight-complex="bold"/>
    </style:style>
    <style:style style:name="P8" style:family="paragraph" style:parent-style-name="Standard">
      <style:paragraph-properties fo:text-align="justify" style:justify-single-word="false"/>
      <style:text-properties fo:font-weight="bold" officeooo:rsid="00b99996" officeooo:paragraph-rsid="00b99996" style:font-weight-asian="bold" style:font-weight-complex="bold"/>
    </style:style>
    <style:style style:name="P9" style:family="paragraph" style:parent-style-name="Standard">
      <style:paragraph-properties fo:text-align="justify" style:justify-single-word="false"/>
      <style:text-properties fo:font-weight="bold" officeooo:rsid="003d2300" officeooo:paragraph-rsid="003d2300" style:font-weight-asian="bold" style:font-weight-complex="bold"/>
    </style:style>
    <style:style style:name="P10" style:family="paragraph" style:parent-style-name="Standard">
      <style:paragraph-properties fo:text-align="justify" style:justify-single-word="false"/>
      <style:text-properties fo:font-weight="bold" officeooo:rsid="00112bb3" officeooo:paragraph-rsid="011890fa" style:font-weight-asian="bold" style:font-weight-complex="bold"/>
    </style:style>
    <style:style style:name="P11" style:family="paragraph" style:parent-style-name="Standard">
      <style:paragraph-properties fo:text-align="justify" style:justify-single-word="false"/>
      <style:text-properties fo:font-weight="bold" officeooo:rsid="0092b2d3" officeooo:paragraph-rsid="0168b497" style:font-weight-asian="bold" style:font-weight-complex="bold"/>
    </style:style>
    <style:style style:name="P12" style:family="paragraph" style:parent-style-name="Standard">
      <style:paragraph-properties fo:text-align="justify" style:justify-single-word="false"/>
      <style:text-properties fo:font-weight="bold" officeooo:rsid="01877d25" officeooo:paragraph-rsid="01877d25" style:font-weight-asian="bold" style:font-weight-complex="bold"/>
    </style:style>
    <style:style style:name="P13" style:family="paragraph" style:parent-style-name="Standard">
      <style:paragraph-properties fo:text-align="justify" style:justify-single-word="false"/>
      <style:text-properties officeooo:rsid="003d2300" officeooo:paragraph-rsid="003d2300"/>
    </style:style>
    <style:style style:name="P14" style:family="paragraph" style:parent-style-name="Standard">
      <style:paragraph-properties fo:text-align="justify" style:justify-single-word="false"/>
      <style:text-properties fo:font-weight="normal" officeooo:rsid="0092b2d3" officeooo:paragraph-rsid="011b5aad" style:font-weight-asian="normal" style:font-weight-complex="normal"/>
    </style:style>
    <style:style style:name="P15" style:family="paragraph" style:parent-style-name="Standard">
      <style:paragraph-properties fo:text-align="justify" style:justify-single-word="false"/>
      <style:text-properties fo:font-weight="normal" officeooo:rsid="012e3811" officeooo:paragraph-rsid="012e3811" style:font-weight-asian="normal" style:font-weight-complex="normal"/>
    </style:style>
    <style:style style:name="P16" style:family="paragraph" style:parent-style-name="Standard">
      <style:paragraph-properties fo:text-align="justify" style:justify-single-word="false"/>
      <style:text-properties fo:font-weight="normal" officeooo:rsid="0140f8ff" officeooo:paragraph-rsid="0092b2d3" style:font-weight-asian="normal" style:font-weight-complex="normal"/>
    </style:style>
    <style:style style:name="P17" style:family="paragraph" style:parent-style-name="Standard">
      <style:paragraph-properties fo:text-align="justify" style:justify-single-word="false"/>
      <style:text-properties fo:font-weight="normal" officeooo:rsid="01877d25" officeooo:paragraph-rsid="01877d25" style:font-weight-asian="normal" style:font-weight-complex="normal"/>
    </style:style>
    <style:style style:name="P18" style:family="paragraph" style:parent-style-name="Standard">
      <style:paragraph-properties fo:text-align="justify" style:justify-single-word="false"/>
      <style:text-properties officeooo:rsid="0092b2d3" officeooo:paragraph-rsid="0092b2d3"/>
    </style:style>
    <style:style style:name="P19" style:family="paragraph" style:parent-style-name="Standard">
      <style:paragraph-properties fo:text-align="justify" style:justify-single-word="false"/>
      <style:text-properties officeooo:rsid="003c46a3" officeooo:paragraph-rsid="011d5069"/>
    </style:style>
    <style:style style:name="P20" style:family="paragraph" style:parent-style-name="Standard">
      <style:paragraph-properties fo:text-align="justify" style:justify-single-word="false"/>
      <style:text-properties officeooo:rsid="003c46a3" officeooo:paragraph-rsid="0143f8ac"/>
    </style:style>
    <style:style style:name="P21" style:family="paragraph" style:parent-style-name="Standard">
      <style:paragraph-properties fo:text-align="justify" style:justify-single-word="false"/>
      <style:text-properties officeooo:rsid="003c46a3" officeooo:paragraph-rsid="003c46a3"/>
    </style:style>
    <style:style style:name="P22" style:family="paragraph" style:parent-style-name="Standard">
      <style:paragraph-properties fo:text-align="justify" style:justify-single-word="false"/>
      <style:text-properties officeooo:rsid="00187ce3" officeooo:paragraph-rsid="00187ce3"/>
    </style:style>
    <style:style style:name="P23" style:family="paragraph" style:parent-style-name="Standard">
      <style:paragraph-properties fo:text-align="justify" style:justify-single-word="false"/>
      <style:text-properties officeooo:paragraph-rsid="0129bcde"/>
    </style:style>
    <style:style style:name="P24" style:family="paragraph" style:parent-style-name="Standard">
      <style:paragraph-properties fo:text-align="justify" style:justify-single-word="false"/>
      <style:text-properties officeooo:rsid="0089e03f" officeooo:paragraph-rsid="0089e03f"/>
    </style:style>
    <style:style style:name="P25" style:family="paragraph" style:parent-style-name="Standard">
      <style:paragraph-properties fo:text-align="justify" style:justify-single-word="false"/>
      <style:text-properties officeooo:rsid="00590b32" officeooo:paragraph-rsid="00590b32"/>
    </style:style>
    <style:style style:name="P26" style:family="paragraph" style:parent-style-name="Standard">
      <style:paragraph-properties fo:text-align="justify" style:justify-single-word="false"/>
      <style:text-properties officeooo:rsid="01934044" officeooo:paragraph-rsid="01934044"/>
    </style:style>
    <style:style style:name="P27" style:family="paragraph" style:parent-style-name="Standard">
      <style:paragraph-properties fo:text-align="justify" style:justify-single-word="false"/>
      <style:text-properties officeooo:rsid="01962279" officeooo:paragraph-rsid="003d2300"/>
    </style:style>
    <style:style style:name="P28" style:family="paragraph" style:parent-style-name="Standard" style:list-style-name="L1">
      <style:paragraph-properties fo:text-align="justify" style:justify-single-word="false"/>
      <style:text-properties fo:font-weight="normal" officeooo:rsid="01324889" officeooo:paragraph-rsid="012e3811" style:font-weight-asian="normal" style:font-weight-complex="normal"/>
    </style:style>
    <style:style style:name="P29" style:family="paragraph" style:parent-style-name="Standard" style:list-style-name="L1">
      <style:paragraph-properties fo:text-align="justify" style:justify-single-word="false"/>
      <style:text-properties fo:font-weight="normal" officeooo:rsid="01344df7" officeooo:paragraph-rsid="012e3811" style:font-weight-asian="normal" style:font-weight-complex="normal"/>
    </style:style>
    <style:style style:name="P30" style:family="paragraph" style:parent-style-name="Standard" style:list-style-name="L1">
      <style:paragraph-properties fo:text-align="justify" style:justify-single-word="false"/>
      <style:text-properties fo:font-weight="normal" officeooo:rsid="013643f3" officeooo:paragraph-rsid="012e3811" style:font-weight-asian="normal" style:font-weight-complex="normal"/>
    </style:style>
    <style:style style:name="P31" style:family="paragraph" style:parent-style-name="Standard" style:list-style-name="L1">
      <style:paragraph-properties fo:text-align="justify" style:justify-single-word="false"/>
      <style:text-properties fo:font-weight="normal" officeooo:rsid="01bf0ea7" officeooo:paragraph-rsid="01bf0ea7" style:font-weight-asian="normal" style:font-weight-complex="normal"/>
    </style:style>
    <style:style style:name="P32" style:family="paragraph" style:parent-style-name="Standard" style:list-style-name="L8">
      <style:paragraph-properties fo:text-align="justify" style:justify-single-word="false"/>
      <style:text-properties fo:font-weight="normal" officeooo:rsid="003c46a3" officeooo:paragraph-rsid="014e4b17" style:font-weight-asian="normal" style:font-weight-complex="normal"/>
    </style:style>
    <style:style style:name="P33" style:family="paragraph" style:parent-style-name="Standard" style:list-style-name="L8">
      <style:paragraph-properties fo:text-align="justify" style:justify-single-word="false"/>
      <style:text-properties fo:font-weight="normal" officeooo:rsid="01a40319" officeooo:paragraph-rsid="01a40319" style:font-weight-asian="normal" style:font-weight-complex="normal"/>
    </style:style>
    <style:style style:name="P34" style:family="paragraph" style:parent-style-name="Standard" style:list-style-name="L8">
      <style:paragraph-properties fo:text-align="justify" style:justify-single-word="false"/>
      <style:text-properties fo:font-weight="normal" officeooo:rsid="0143a8a9" officeooo:paragraph-rsid="0143f8ac" style:font-weight-asian="normal" style:font-weight-complex="normal"/>
    </style:style>
    <style:style style:name="P35" style:family="paragraph" style:parent-style-name="Standard" style:list-style-name="L8">
      <style:paragraph-properties fo:text-align="justify" style:justify-single-word="false"/>
      <style:text-properties fo:font-weight="normal" officeooo:rsid="0143f8ac" officeooo:paragraph-rsid="0143f8ac" style:font-weight-asian="normal" style:font-weight-complex="normal"/>
    </style:style>
    <style:style style:name="P36" style:family="paragraph" style:parent-style-name="Standard" style:list-style-name="L8">
      <style:paragraph-properties fo:text-align="justify" style:justify-single-word="false"/>
      <style:text-properties fo:font-weight="normal" officeooo:rsid="01451ad1" officeooo:paragraph-rsid="0143f8ac" style:font-weight-asian="normal" style:font-weight-complex="normal"/>
    </style:style>
    <style:style style:name="P37" style:family="paragraph" style:parent-style-name="Standard" style:list-style-name="L8">
      <style:paragraph-properties fo:text-align="justify" style:justify-single-word="false"/>
      <style:text-properties fo:font-weight="normal" officeooo:rsid="01471147" officeooo:paragraph-rsid="0143f8ac" style:font-weight-asian="normal" style:font-weight-complex="normal"/>
    </style:style>
    <style:style style:name="P38" style:family="paragraph" style:parent-style-name="Standard" style:list-style-name="L8">
      <style:paragraph-properties fo:text-align="justify" style:justify-single-word="false"/>
      <style:text-properties fo:font-weight="normal" officeooo:rsid="0148a4c6" officeooo:paragraph-rsid="0143f8ac" style:font-weight-asian="normal" style:font-weight-complex="normal"/>
    </style:style>
    <style:style style:name="P39" style:family="paragraph" style:parent-style-name="Standard" style:list-style-name="L8">
      <style:paragraph-properties fo:text-align="justify" style:justify-single-word="false"/>
      <style:text-properties fo:font-weight="normal" officeooo:rsid="01487052" officeooo:paragraph-rsid="0143f8ac" style:font-weight-asian="normal" style:font-weight-complex="normal"/>
    </style:style>
    <style:style style:name="P40" style:family="paragraph" style:parent-style-name="Standard" style:list-style-name="L8">
      <style:paragraph-properties fo:text-align="justify" style:justify-single-word="false"/>
      <style:text-properties fo:font-weight="normal" officeooo:rsid="014a17a6" officeooo:paragraph-rsid="014b6847" style:font-weight-asian="normal" style:font-weight-complex="normal"/>
    </style:style>
    <style:style style:name="P41" style:family="paragraph" style:parent-style-name="Standard" style:list-style-name="L8">
      <style:paragraph-properties fo:text-align="justify" style:justify-single-word="false"/>
      <style:text-properties fo:font-weight="normal" officeooo:rsid="014897d2" officeooo:paragraph-rsid="0143f8ac" style:font-weight-asian="normal" style:font-weight-complex="normal"/>
    </style:style>
    <style:style style:name="P42" style:family="paragraph" style:parent-style-name="Standard" style:list-style-name="L8">
      <style:paragraph-properties fo:text-align="justify" style:justify-single-word="false"/>
      <style:text-properties fo:font-weight="normal" officeooo:rsid="01b35bca" officeooo:paragraph-rsid="01b35bca" style:font-weight-asian="normal" style:font-weight-complex="normal"/>
    </style:style>
    <style:style style:name="P43" style:family="paragraph" style:parent-style-name="Standard" style:list-style-name="L13">
      <style:paragraph-properties fo:text-align="justify" style:justify-single-word="false"/>
      <style:text-properties fo:font-weight="normal" officeooo:rsid="018b240c" officeooo:paragraph-rsid="018b240c" style:font-weight-asian="normal" style:font-weight-complex="normal"/>
    </style:style>
    <style:style style:name="P44" style:family="paragraph" style:parent-style-name="Standard" style:list-style-name="L13">
      <style:paragraph-properties fo:text-align="justify" style:justify-single-word="false"/>
      <style:text-properties fo:font-weight="normal" officeooo:rsid="018c96fd" officeooo:paragraph-rsid="018c96fd" style:font-weight-asian="normal" style:font-weight-complex="normal"/>
    </style:style>
    <style:style style:name="P45" style:family="paragraph" style:parent-style-name="Standard" style:list-style-name="L13">
      <style:paragraph-properties fo:text-align="justify" style:justify-single-word="false"/>
      <style:text-properties fo:font-weight="normal" officeooo:rsid="018d85e2" officeooo:paragraph-rsid="018d85e2" style:font-weight-asian="normal" style:font-weight-complex="normal"/>
    </style:style>
    <style:style style:name="P46" style:family="paragraph" style:parent-style-name="Standard" style:list-style-name="L13">
      <style:paragraph-properties fo:text-align="justify" style:justify-single-word="false"/>
      <style:text-properties fo:font-weight="normal" officeooo:rsid="018f1aea" officeooo:paragraph-rsid="018f1aea" style:font-weight-asian="normal" style:font-weight-complex="normal"/>
    </style:style>
    <style:style style:name="P47" style:family="paragraph" style:parent-style-name="Standard" style:list-style-name="L13">
      <style:paragraph-properties fo:text-align="justify" style:justify-single-word="false"/>
      <style:text-properties fo:font-weight="normal" officeooo:rsid="018f7e49" officeooo:paragraph-rsid="018f7e49" style:font-weight-asian="normal" style:font-weight-complex="normal"/>
    </style:style>
    <style:style style:name="P48" style:family="paragraph" style:parent-style-name="Standard" style:list-style-name="L13">
      <style:paragraph-properties fo:text-align="justify" style:justify-single-word="false"/>
      <style:text-properties fo:font-weight="normal" officeooo:rsid="01904ad2" officeooo:paragraph-rsid="01904ad2" style:font-weight-asian="normal" style:font-weight-complex="normal"/>
    </style:style>
    <style:style style:name="P49" style:family="paragraph" style:parent-style-name="Standard" style:list-style-name="L13">
      <style:paragraph-properties fo:text-align="justify" style:justify-single-word="false"/>
      <style:text-properties fo:font-weight="normal" officeooo:rsid="01918252" officeooo:paragraph-rsid="01918252" style:font-weight-asian="normal" style:font-weight-complex="normal"/>
    </style:style>
    <style:style style:name="P50" style:family="paragraph" style:parent-style-name="Standard" style:list-style-name="L13">
      <style:paragraph-properties fo:text-align="justify" style:justify-single-word="false"/>
      <style:text-properties fo:font-weight="normal" officeooo:rsid="01934044" officeooo:paragraph-rsid="01934044" style:font-weight-asian="normal" style:font-weight-complex="normal"/>
    </style:style>
    <style:style style:name="P51" style:family="paragraph" style:parent-style-name="Standard" style:list-style-name="L14">
      <style:paragraph-properties fo:text-align="justify" style:justify-single-word="false"/>
      <style:text-properties fo:font-weight="normal" officeooo:rsid="01a820dd" officeooo:paragraph-rsid="01a820dd" style:font-weight-asian="normal" style:font-weight-complex="normal"/>
    </style:style>
    <style:style style:name="P52" style:family="paragraph" style:parent-style-name="Standard" style:list-style-name="L14">
      <style:paragraph-properties fo:text-align="justify" style:justify-single-word="false"/>
      <style:text-properties fo:font-weight="normal" officeooo:rsid="01aa64b1" officeooo:paragraph-rsid="01aa64b1" style:font-weight-asian="normal" style:font-weight-complex="normal"/>
    </style:style>
    <style:style style:name="P53" style:family="paragraph" style:parent-style-name="Standard" style:list-style-name="L14">
      <style:paragraph-properties fo:text-align="justify" style:justify-single-word="false"/>
      <style:text-properties fo:font-weight="normal" officeooo:rsid="01ac6249" officeooo:paragraph-rsid="01ac6249" style:font-weight-asian="normal" style:font-weight-complex="normal"/>
    </style:style>
    <style:style style:name="P54" style:family="paragraph" style:parent-style-name="Standard" style:list-style-name="L14">
      <style:paragraph-properties fo:text-align="justify" style:justify-single-word="false"/>
      <style:text-properties fo:font-weight="normal" officeooo:rsid="01ac705e" officeooo:paragraph-rsid="01ac705e" style:font-weight-asian="normal" style:font-weight-complex="normal"/>
    </style:style>
    <style:style style:name="P55" style:family="paragraph" style:parent-style-name="Standard" style:list-style-name="L14">
      <style:paragraph-properties fo:text-align="justify" style:justify-single-word="false"/>
      <style:text-properties fo:font-weight="normal" officeooo:rsid="01b13021" officeooo:paragraph-rsid="01b13021" style:font-weight-asian="normal" style:font-weight-complex="normal"/>
    </style:style>
    <style:style style:name="P56" style:family="paragraph" style:parent-style-name="Standard" style:list-style-name="L14">
      <style:paragraph-properties fo:text-align="justify" style:justify-single-word="false"/>
      <style:text-properties fo:font-weight="normal" officeooo:rsid="01c26a75" officeooo:paragraph-rsid="01c26a75" style:font-weight-asian="normal" style:font-weight-complex="normal"/>
    </style:style>
    <style:style style:name="P57" style:family="paragraph" style:parent-style-name="Standard" style:list-style-name="L14">
      <style:paragraph-properties fo:text-align="justify" style:justify-single-word="false"/>
      <style:text-properties fo:font-weight="normal" officeooo:rsid="01c2fb9f" officeooo:paragraph-rsid="01c2fb9f" style:font-weight-asian="normal" style:font-weight-complex="normal"/>
    </style:style>
    <style:style style:name="P58" style:family="paragraph" style:parent-style-name="Standard" style:list-style-name="L14">
      <style:paragraph-properties fo:text-align="justify" style:justify-single-word="false"/>
      <style:text-properties fo:font-weight="normal" officeooo:rsid="01c4f560" officeooo:paragraph-rsid="01c4f560" style:font-weight-asian="normal" style:font-weight-complex="normal"/>
    </style:style>
    <style:style style:name="P59" style:family="paragraph" style:parent-style-name="Standard" style:list-style-name="L14">
      <style:paragraph-properties fo:text-align="justify" style:justify-single-word="false"/>
      <style:text-properties fo:font-weight="normal" officeooo:rsid="01c78ce7" officeooo:paragraph-rsid="01c78ce7" style:font-weight-asian="normal" style:font-weight-complex="normal"/>
    </style:style>
    <style:style style:name="P60" style:family="paragraph" style:parent-style-name="Standard" style:list-style-name="L17">
      <style:paragraph-properties fo:text-align="justify" style:justify-single-word="false"/>
      <style:text-properties fo:font-weight="normal" officeooo:rsid="017cecc7" officeooo:paragraph-rsid="017cecc7" style:font-weight-asian="normal" style:font-weight-complex="normal"/>
    </style:style>
    <style:style style:name="P61" style:family="paragraph" style:parent-style-name="Standard" style:list-style-name="L18">
      <style:paragraph-properties fo:text-align="justify" style:justify-single-word="false"/>
      <style:text-properties fo:font-weight="normal" officeooo:rsid="0092b2d3" officeooo:paragraph-rsid="0168b497" style:font-weight-asian="normal" style:font-weight-complex="normal"/>
    </style:style>
    <style:style style:name="P62" style:family="paragraph" style:parent-style-name="Standard" style:list-style-name="L18">
      <style:paragraph-properties fo:text-align="justify" style:justify-single-word="false"/>
      <style:text-properties fo:font-weight="normal" officeooo:rsid="0092b2d3" officeooo:paragraph-rsid="018253f2" style:font-weight-asian="normal" style:font-weight-complex="normal"/>
    </style:style>
    <style:style style:name="P63" style:family="paragraph" style:parent-style-name="Standard" style:list-style-name="L18">
      <style:paragraph-properties fo:text-align="justify" style:justify-single-word="false"/>
      <style:text-properties fo:font-weight="normal" officeooo:rsid="0156701b" officeooo:paragraph-rsid="0168b497" style:font-weight-asian="normal" style:font-weight-complex="normal"/>
    </style:style>
    <style:style style:name="P64" style:family="paragraph" style:parent-style-name="Standard">
      <style:paragraph-properties fo:text-align="justify" style:justify-single-word="false"/>
      <style:text-properties fo:font-weight="normal" officeooo:rsid="01ca3578" officeooo:paragraph-rsid="01ca3578" style:font-weight-asian="normal" style:font-weight-complex="normal"/>
    </style:style>
    <style:style style:name="P65" style:family="paragraph" style:parent-style-name="Standard" style:list-style-name="L22">
      <style:paragraph-properties fo:text-align="justify" style:justify-single-word="false"/>
      <style:text-properties fo:font-weight="normal" officeooo:rsid="01ca3578" officeooo:paragraph-rsid="01ca3578" style:font-weight-asian="normal" style:font-weight-complex="normal"/>
    </style:style>
    <style:style style:name="P66" style:family="paragraph" style:parent-style-name="Standard" style:list-style-name="L2">
      <style:paragraph-properties fo:text-align="justify" style:justify-single-word="false"/>
      <style:text-properties officeooo:rsid="00187ce3" officeooo:paragraph-rsid="00187ce3"/>
    </style:style>
    <style:style style:name="P67" style:family="paragraph" style:parent-style-name="Standard" style:list-style-name="L2">
      <style:paragraph-properties fo:text-align="justify" style:justify-single-word="false"/>
      <style:text-properties officeooo:rsid="00187ce3" officeooo:paragraph-rsid="0167135e"/>
    </style:style>
    <style:style style:name="P68" style:family="paragraph" style:parent-style-name="Standard" style:list-style-name="L3">
      <style:paragraph-properties fo:text-align="justify" style:justify-single-word="false"/>
      <style:text-properties officeooo:rsid="00187ce3" officeooo:paragraph-rsid="0167135e"/>
    </style:style>
    <style:style style:name="P69" style:family="paragraph" style:parent-style-name="Standard" style:list-style-name="L2">
      <style:paragraph-properties fo:text-align="justify" style:justify-single-word="false"/>
      <style:text-properties officeooo:rsid="001b5872" officeooo:paragraph-rsid="00187ce3"/>
    </style:style>
    <style:style style:name="P70" style:family="paragraph" style:parent-style-name="Standard" style:list-style-name="L2">
      <style:paragraph-properties fo:text-align="justify" style:justify-single-word="false"/>
      <style:text-properties officeooo:rsid="001b8579" officeooo:paragraph-rsid="00187ce3"/>
    </style:style>
    <style:style style:name="P71" style:family="paragraph" style:parent-style-name="Standard" style:list-style-name="L4">
      <style:paragraph-properties fo:text-align="justify" style:justify-single-word="false"/>
      <style:text-properties officeooo:rsid="003917f8" officeooo:paragraph-rsid="0022b598"/>
    </style:style>
    <style:style style:name="P72" style:family="paragraph" style:parent-style-name="Standard" style:list-style-name="L4">
      <style:paragraph-properties fo:text-align="justify" style:justify-single-word="false"/>
      <style:text-properties officeooo:rsid="003af35a" officeooo:paragraph-rsid="0022b598"/>
    </style:style>
    <style:style style:name="P73" style:family="paragraph" style:parent-style-name="Standard" style:list-style-name="L5">
      <style:paragraph-properties fo:text-align="justify" style:justify-single-word="false"/>
      <style:text-properties officeooo:rsid="00112bb3" officeooo:paragraph-rsid="0129bcde"/>
    </style:style>
    <style:style style:name="P74" style:family="paragraph" style:parent-style-name="Standard" style:list-style-name="L5">
      <style:paragraph-properties fo:text-align="justify" style:justify-single-word="false"/>
      <style:text-properties officeooo:rsid="00112bb3" officeooo:paragraph-rsid="015df383"/>
    </style:style>
    <style:style style:name="P75" style:family="paragraph" style:parent-style-name="Standard" style:list-style-name="L5">
      <style:paragraph-properties fo:text-align="justify" style:justify-single-word="false"/>
      <style:text-properties officeooo:rsid="00116264" officeooo:paragraph-rsid="015df383"/>
    </style:style>
    <style:style style:name="P76" style:family="paragraph" style:parent-style-name="Standard" style:list-style-name="L6">
      <style:paragraph-properties fo:text-align="justify" style:justify-single-word="false"/>
      <style:text-properties officeooo:rsid="00116264" officeooo:paragraph-rsid="0129bcde"/>
    </style:style>
    <style:style style:name="P77" style:family="paragraph" style:parent-style-name="Standard" style:list-style-name="L5">
      <style:paragraph-properties fo:text-align="justify" style:justify-single-word="false"/>
      <style:text-properties officeooo:rsid="001d1f9e" officeooo:paragraph-rsid="015df383"/>
    </style:style>
    <style:style style:name="P78" style:family="paragraph" style:parent-style-name="Standard" style:list-style-name="L5">
      <style:paragraph-properties fo:text-align="justify" style:justify-single-word="false"/>
      <style:text-properties officeooo:rsid="00323916" officeooo:paragraph-rsid="015df383"/>
    </style:style>
    <style:style style:name="P79" style:family="paragraph" style:parent-style-name="Standard" style:list-style-name="L5">
      <style:paragraph-properties fo:text-align="justify" style:justify-single-word="false"/>
      <style:text-properties officeooo:rsid="0012b840" officeooo:paragraph-rsid="015df383"/>
    </style:style>
    <style:style style:name="P80" style:family="paragraph" style:parent-style-name="Standard" style:list-style-name="L7">
      <style:paragraph-properties fo:text-align="justify" style:justify-single-word="false"/>
      <style:text-properties officeooo:rsid="003872f4" officeooo:paragraph-rsid="0129bcde"/>
    </style:style>
    <style:style style:name="P81" style:family="paragraph" style:parent-style-name="Standard" style:list-style-name="L7">
      <style:paragraph-properties fo:text-align="justify" style:justify-single-word="false"/>
      <style:text-properties officeooo:rsid="0033d759" officeooo:paragraph-rsid="0129bcde"/>
    </style:style>
    <style:style style:name="P82" style:family="paragraph" style:parent-style-name="Standard" style:list-style-name="L7">
      <style:paragraph-properties fo:text-align="justify" style:justify-single-word="false"/>
      <style:text-properties officeooo:rsid="001aa482" officeooo:paragraph-rsid="0129bcde"/>
    </style:style>
    <style:style style:name="P83" style:family="paragraph" style:parent-style-name="Standard" style:list-style-name="L7">
      <style:paragraph-properties fo:text-align="justify" style:justify-single-word="false"/>
      <style:text-properties officeooo:rsid="003743b8" officeooo:paragraph-rsid="0129bcde"/>
    </style:style>
    <style:style style:name="P84" style:family="paragraph" style:parent-style-name="Standard" style:list-style-name="L7">
      <style:paragraph-properties fo:text-align="justify" style:justify-single-word="false"/>
      <style:text-properties officeooo:rsid="00165ba1" officeooo:paragraph-rsid="0129bcde"/>
    </style:style>
    <style:style style:name="P85" style:family="paragraph" style:parent-style-name="Standard" style:list-style-name="L5">
      <style:paragraph-properties fo:text-align="justify" style:justify-single-word="false"/>
      <style:text-properties officeooo:rsid="015df383" officeooo:paragraph-rsid="015df383"/>
    </style:style>
    <style:style style:name="P86" style:family="paragraph" style:parent-style-name="Standard" style:list-style-name="L5">
      <style:paragraph-properties fo:text-align="justify" style:justify-single-word="false"/>
      <style:text-properties officeooo:rsid="00149144" officeooo:paragraph-rsid="015df383"/>
    </style:style>
    <style:style style:name="P87" style:family="paragraph" style:parent-style-name="Standard" style:list-style-name="L5">
      <style:paragraph-properties fo:text-align="justify" style:justify-single-word="false"/>
      <style:text-properties officeooo:rsid="002a8f44" officeooo:paragraph-rsid="015df383"/>
    </style:style>
    <style:style style:name="P88" style:family="paragraph" style:parent-style-name="Standard" style:list-style-name="L5">
      <style:paragraph-properties fo:text-align="justify" style:justify-single-word="false"/>
      <style:text-properties officeooo:rsid="003d2300" officeooo:paragraph-rsid="015df383"/>
    </style:style>
    <style:style style:name="P89" style:family="paragraph" style:parent-style-name="Standard" style:list-style-name="L9">
      <style:paragraph-properties fo:text-align="justify" style:justify-single-word="false"/>
      <style:text-properties officeooo:rsid="003d2300" officeooo:paragraph-rsid="0089e03f"/>
    </style:style>
    <style:style style:name="P90" style:family="paragraph" style:parent-style-name="Standard" style:list-style-name="L15">
      <style:paragraph-properties fo:text-align="justify" style:justify-single-word="false"/>
      <style:text-properties officeooo:rsid="003d2300" officeooo:paragraph-rsid="003d2300"/>
    </style:style>
    <style:style style:name="P91" style:family="paragraph" style:parent-style-name="Standard" style:list-style-name="L15">
      <style:paragraph-properties fo:text-align="justify" style:justify-single-word="false"/>
      <style:text-properties officeooo:rsid="003d2300" officeooo:paragraph-rsid="015c4bf6"/>
    </style:style>
    <style:style style:name="P92" style:family="paragraph" style:parent-style-name="Standard" style:list-style-name="L9">
      <style:paragraph-properties fo:text-align="justify" style:justify-single-word="false"/>
      <style:text-properties officeooo:rsid="0072c584" officeooo:paragraph-rsid="003c46a3"/>
    </style:style>
    <style:style style:name="P93" style:family="paragraph" style:parent-style-name="Standard" style:list-style-name="L9">
      <style:paragraph-properties fo:text-align="justify" style:justify-single-word="false"/>
      <style:text-properties officeooo:rsid="003c46a3" officeooo:paragraph-rsid="0089e03f"/>
    </style:style>
    <style:style style:name="P94" style:family="paragraph" style:parent-style-name="Standard" style:list-style-name="L9">
      <style:paragraph-properties fo:text-align="justify" style:justify-single-word="false"/>
      <style:text-properties officeooo:rsid="003c46a3" officeooo:paragraph-rsid="008a3411"/>
    </style:style>
    <style:style style:name="P95" style:family="paragraph" style:parent-style-name="Standard" style:list-style-name="L10">
      <style:paragraph-properties fo:text-align="justify" style:justify-single-word="false"/>
      <style:text-properties officeooo:rsid="003c46a3" officeooo:paragraph-rsid="003c46a3"/>
    </style:style>
    <style:style style:name="P96" style:family="paragraph" style:parent-style-name="Standard" style:list-style-name="L11">
      <style:paragraph-properties fo:text-align="justify" style:justify-single-word="false"/>
      <style:text-properties officeooo:rsid="003c46a3" officeooo:paragraph-rsid="003c46a3"/>
    </style:style>
    <style:style style:name="P97" style:family="paragraph" style:parent-style-name="Standard" style:list-style-name="L9">
      <style:paragraph-properties fo:text-align="justify" style:justify-single-word="false"/>
      <style:text-properties officeooo:rsid="0040653e" officeooo:paragraph-rsid="0089e03f"/>
    </style:style>
    <style:style style:name="P98" style:family="paragraph" style:parent-style-name="Standard" style:list-style-name="L10">
      <style:paragraph-properties fo:text-align="justify" style:justify-single-word="false"/>
      <style:text-properties officeooo:rsid="0040653e" officeooo:paragraph-rsid="003c46a3"/>
    </style:style>
    <style:style style:name="P99" style:family="paragraph" style:parent-style-name="Standard" style:list-style-name="L10">
      <style:paragraph-properties fo:text-align="justify" style:justify-single-word="false"/>
      <style:text-properties officeooo:rsid="0068a5de" officeooo:paragraph-rsid="003c46a3"/>
    </style:style>
    <style:style style:name="P100" style:family="paragraph" style:parent-style-name="Standard" style:list-style-name="L10">
      <style:paragraph-properties fo:text-align="justify" style:justify-single-word="false"/>
      <style:text-properties officeooo:rsid="00419d5b" officeooo:paragraph-rsid="003c46a3"/>
    </style:style>
    <style:style style:name="P101" style:family="paragraph" style:parent-style-name="Standard" style:list-style-name="L10">
      <style:paragraph-properties fo:text-align="justify" style:justify-single-word="false"/>
      <style:text-properties officeooo:rsid="0042790f" officeooo:paragraph-rsid="003c46a3"/>
    </style:style>
    <style:style style:name="P102" style:family="paragraph" style:parent-style-name="Standard" style:list-style-name="L11">
      <style:paragraph-properties fo:text-align="justify" style:justify-single-word="false"/>
      <style:text-properties officeooo:rsid="004356c9" officeooo:paragraph-rsid="003c46a3"/>
    </style:style>
    <style:style style:name="P103" style:family="paragraph" style:parent-style-name="Standard" style:list-style-name="L11">
      <style:paragraph-properties fo:text-align="justify" style:justify-single-word="false"/>
      <style:text-properties officeooo:rsid="008f1b69" officeooo:paragraph-rsid="003c46a3"/>
    </style:style>
    <style:style style:name="P104" style:family="paragraph" style:parent-style-name="Standard" style:list-style-name="L11">
      <style:paragraph-properties fo:text-align="justify" style:justify-single-word="false"/>
      <style:text-properties officeooo:rsid="00447886" officeooo:paragraph-rsid="003c46a3"/>
    </style:style>
    <style:style style:name="P105" style:family="paragraph" style:parent-style-name="Standard" style:list-style-name="L11">
      <style:paragraph-properties fo:text-align="justify" style:justify-single-word="false"/>
      <style:text-properties officeooo:rsid="0045c257" officeooo:paragraph-rsid="003c46a3"/>
    </style:style>
    <style:style style:name="P106" style:family="paragraph" style:parent-style-name="Standard" style:list-style-name="L11">
      <style:paragraph-properties fo:text-align="justify" style:justify-single-word="false"/>
      <style:text-properties officeooo:rsid="0046cb0e" officeooo:paragraph-rsid="003c46a3"/>
    </style:style>
    <style:style style:name="P107" style:family="paragraph" style:parent-style-name="Standard" style:list-style-name="L11">
      <style:paragraph-properties fo:text-align="justify" style:justify-single-word="false"/>
      <style:text-properties officeooo:rsid="0048c3bd" officeooo:paragraph-rsid="003c46a3"/>
    </style:style>
    <style:style style:name="P108" style:family="paragraph" style:parent-style-name="Standard" style:list-style-name="L11">
      <style:paragraph-properties fo:text-align="justify" style:justify-single-word="false"/>
      <style:text-properties officeooo:rsid="004ad75e" officeooo:paragraph-rsid="003c46a3"/>
    </style:style>
    <style:style style:name="P109" style:family="paragraph" style:parent-style-name="Standard" style:list-style-name="L11">
      <style:paragraph-properties fo:text-align="justify" style:justify-single-word="false"/>
      <style:text-properties officeooo:rsid="004c12cf" officeooo:paragraph-rsid="003c46a3"/>
    </style:style>
    <style:style style:name="P110" style:family="paragraph" style:parent-style-name="Standard" style:list-style-name="L11">
      <style:paragraph-properties fo:text-align="justify" style:justify-single-word="false"/>
      <style:text-properties officeooo:rsid="004d437e" officeooo:paragraph-rsid="004d437e"/>
    </style:style>
    <style:style style:name="P111" style:family="paragraph" style:parent-style-name="Standard" style:list-style-name="L11">
      <style:paragraph-properties fo:text-align="justify" style:justify-single-word="false"/>
      <style:text-properties officeooo:rsid="004fea7d" officeooo:paragraph-rsid="004d437e"/>
    </style:style>
    <style:style style:name="P112" style:family="paragraph" style:parent-style-name="Standard" style:list-style-name="L11">
      <style:paragraph-properties fo:text-align="justify" style:justify-single-word="false"/>
      <style:text-properties officeooo:rsid="004fea7d" officeooo:paragraph-rsid="004fea7d"/>
    </style:style>
    <style:style style:name="P113" style:family="paragraph" style:parent-style-name="Standard" style:list-style-name="L11">
      <style:paragraph-properties fo:text-align="justify" style:justify-single-word="false"/>
      <style:text-properties officeooo:rsid="00512642" officeooo:paragraph-rsid="004fea7d"/>
    </style:style>
    <style:style style:name="P114" style:family="paragraph" style:parent-style-name="Standard" style:list-style-name="L11">
      <style:paragraph-properties fo:text-align="justify" style:justify-single-word="false"/>
      <style:text-properties officeooo:rsid="0053f6d1" officeooo:paragraph-rsid="004fea7d"/>
    </style:style>
    <style:style style:name="P115" style:family="paragraph" style:parent-style-name="Standard" style:list-style-name="L11">
      <style:paragraph-properties fo:text-align="justify" style:justify-single-word="false"/>
      <style:text-properties officeooo:rsid="00577177" officeooo:paragraph-rsid="004fea7d"/>
    </style:style>
    <style:style style:name="P116" style:family="paragraph" style:parent-style-name="Standard" style:list-style-name="L11">
      <style:paragraph-properties fo:text-align="justify" style:justify-single-word="false"/>
      <style:text-properties officeooo:rsid="00590b32" officeooo:paragraph-rsid="004fea7d"/>
    </style:style>
    <style:style style:name="P117" style:family="paragraph" style:parent-style-name="Standard" style:list-style-name="L11">
      <style:paragraph-properties fo:text-align="justify" style:justify-single-word="false"/>
      <style:text-properties officeooo:rsid="005b8598" officeooo:paragraph-rsid="004fea7d"/>
    </style:style>
    <style:style style:name="P118" style:family="paragraph" style:parent-style-name="Standard" style:list-style-name="L11">
      <style:paragraph-properties fo:text-align="justify" style:justify-single-word="false"/>
      <style:text-properties officeooo:rsid="005eae73" officeooo:paragraph-rsid="004fea7d"/>
    </style:style>
    <style:style style:name="P119" style:family="paragraph" style:parent-style-name="Standard" style:list-style-name="L11">
      <style:paragraph-properties fo:text-align="justify" style:justify-single-word="false"/>
      <style:text-properties officeooo:rsid="007e3dbe" officeooo:paragraph-rsid="004fea7d"/>
    </style:style>
    <style:style style:name="P120" style:family="paragraph" style:parent-style-name="Standard" style:list-style-name="L11">
      <style:paragraph-properties fo:text-align="justify" style:justify-single-word="false"/>
      <style:text-properties officeooo:rsid="00622055" officeooo:paragraph-rsid="004fea7d"/>
    </style:style>
    <style:style style:name="P121" style:family="paragraph" style:parent-style-name="Standard" style:list-style-name="L11">
      <style:paragraph-properties fo:text-align="justify" style:justify-single-word="false"/>
      <style:text-properties officeooo:rsid="006d4142" officeooo:paragraph-rsid="004fea7d"/>
    </style:style>
    <style:style style:name="P122" style:family="paragraph" style:parent-style-name="Standard" style:list-style-name="L11">
      <style:paragraph-properties fo:text-align="justify" style:justify-single-word="false"/>
      <style:text-properties officeooo:rsid="006eb329" officeooo:paragraph-rsid="004fea7d"/>
    </style:style>
    <style:style style:name="P123" style:family="paragraph" style:parent-style-name="Standard" style:list-style-name="L11">
      <style:paragraph-properties fo:text-align="justify" style:justify-single-word="false"/>
      <style:text-properties officeooo:rsid="0070bea0" officeooo:paragraph-rsid="004fea7d"/>
    </style:style>
    <style:style style:name="P124" style:family="paragraph" style:parent-style-name="Standard" style:list-style-name="L11">
      <style:paragraph-properties fo:text-align="justify" style:justify-single-word="false"/>
      <style:text-properties officeooo:rsid="0070f6e5" officeooo:paragraph-rsid="004fea7d"/>
    </style:style>
    <style:style style:name="P125" style:family="paragraph" style:parent-style-name="Standard" style:list-style-name="L11">
      <style:paragraph-properties fo:text-align="justify" style:justify-single-word="false"/>
      <style:text-properties officeooo:rsid="00748ca6" officeooo:paragraph-rsid="004fea7d"/>
    </style:style>
    <style:style style:name="P126" style:family="paragraph" style:parent-style-name="Standard" style:list-style-name="L11">
      <style:paragraph-properties fo:text-align="justify" style:justify-single-word="false"/>
      <style:text-properties officeooo:rsid="00752ea0" officeooo:paragraph-rsid="004fea7d"/>
    </style:style>
    <style:style style:name="P127" style:family="paragraph" style:parent-style-name="Standard" style:list-style-name="L11">
      <style:paragraph-properties fo:text-align="justify" style:justify-single-word="false"/>
      <style:text-properties officeooo:rsid="007bb070" officeooo:paragraph-rsid="004fea7d"/>
    </style:style>
    <style:style style:name="P128" style:family="paragraph" style:parent-style-name="Standard" style:list-style-name="L11">
      <style:paragraph-properties fo:text-align="justify" style:justify-single-word="false"/>
      <style:text-properties officeooo:rsid="007c3738" officeooo:paragraph-rsid="004fea7d"/>
    </style:style>
    <style:style style:name="P129" style:family="paragraph" style:parent-style-name="Standard" style:list-style-name="L11">
      <style:paragraph-properties fo:text-align="justify" style:justify-single-word="false"/>
      <style:text-properties officeooo:rsid="007e04c7" officeooo:paragraph-rsid="004fea7d"/>
    </style:style>
    <style:style style:name="P130" style:family="paragraph" style:parent-style-name="Standard" style:list-style-name="L11">
      <style:paragraph-properties fo:text-align="justify" style:justify-single-word="false"/>
      <style:text-properties officeooo:rsid="008031f2" officeooo:paragraph-rsid="004fea7d"/>
    </style:style>
    <style:style style:name="P131" style:family="paragraph" style:parent-style-name="Standard" style:list-style-name="L11">
      <style:paragraph-properties fo:text-align="justify" style:justify-single-word="false"/>
      <style:text-properties officeooo:rsid="0081a5db" officeooo:paragraph-rsid="004fea7d"/>
    </style:style>
    <style:style style:name="P132" style:family="paragraph" style:parent-style-name="Standard" style:list-style-name="L11">
      <style:paragraph-properties fo:text-align="justify" style:justify-single-word="false"/>
      <style:text-properties officeooo:rsid="00826bc0" officeooo:paragraph-rsid="004fea7d"/>
    </style:style>
    <style:style style:name="P133" style:family="paragraph" style:parent-style-name="Standard" style:list-style-name="L11">
      <style:paragraph-properties fo:text-align="justify" style:justify-single-word="false"/>
      <style:text-properties officeooo:rsid="00848156" officeooo:paragraph-rsid="004fea7d"/>
    </style:style>
    <style:style style:name="P134" style:family="paragraph" style:parent-style-name="Standard" style:list-style-name="L11">
      <style:paragraph-properties fo:text-align="justify" style:justify-single-word="false"/>
      <style:text-properties officeooo:rsid="00855d33" officeooo:paragraph-rsid="004fea7d"/>
    </style:style>
    <style:style style:name="P135" style:family="paragraph" style:parent-style-name="Standard" style:list-style-name="L11">
      <style:paragraph-properties fo:text-align="justify" style:justify-single-word="false"/>
      <style:text-properties officeooo:rsid="008893a2" officeooo:paragraph-rsid="0089cf36"/>
    </style:style>
    <style:style style:name="P136" style:family="paragraph" style:parent-style-name="Standard" style:list-style-name="L11">
      <style:paragraph-properties fo:text-align="justify" style:justify-single-word="false"/>
      <style:text-properties officeooo:rsid="008bc529" officeooo:paragraph-rsid="0089cf36"/>
    </style:style>
    <style:style style:name="P137" style:family="paragraph" style:parent-style-name="Standard" style:list-style-name="L11">
      <style:paragraph-properties fo:text-align="justify" style:justify-single-word="false"/>
      <style:text-properties officeooo:rsid="008cef0f" officeooo:paragraph-rsid="0089cf36"/>
    </style:style>
    <style:style style:name="P138" style:family="paragraph" style:parent-style-name="Standard" style:list-style-name="L12">
      <style:paragraph-properties fo:text-align="justify" style:justify-single-word="false"/>
      <style:text-properties officeooo:rsid="00977b1d" officeooo:paragraph-rsid="00994dbc"/>
    </style:style>
    <style:style style:name="P139" style:family="paragraph" style:parent-style-name="Standard" style:list-style-name="L12">
      <style:paragraph-properties fo:text-align="justify" style:justify-single-word="false"/>
      <style:text-properties officeooo:rsid="009fe66a" officeooo:paragraph-rsid="00994dbc"/>
    </style:style>
    <style:style style:name="P140" style:family="paragraph" style:parent-style-name="Standard" style:list-style-name="L12">
      <style:paragraph-properties fo:text-align="justify" style:justify-single-word="false"/>
      <style:text-properties officeooo:rsid="00a10838" officeooo:paragraph-rsid="00994dbc"/>
    </style:style>
    <style:style style:name="P141" style:family="paragraph" style:parent-style-name="Standard" style:list-style-name="L12">
      <style:paragraph-properties fo:text-align="justify" style:justify-single-word="false"/>
      <style:text-properties officeooo:rsid="00a13148" officeooo:paragraph-rsid="00994dbc"/>
    </style:style>
    <style:style style:name="P142" style:family="paragraph" style:parent-style-name="Standard" style:list-style-name="L12">
      <style:paragraph-properties fo:text-align="justify" style:justify-single-word="false"/>
      <style:text-properties officeooo:rsid="00a217b7" officeooo:paragraph-rsid="00994dbc"/>
    </style:style>
    <style:style style:name="P143" style:family="paragraph" style:parent-style-name="Standard" style:list-style-name="L12">
      <style:paragraph-properties fo:text-align="justify" style:justify-single-word="false"/>
      <style:text-properties officeooo:rsid="00a3a54b" officeooo:paragraph-rsid="00994dbc"/>
    </style:style>
    <style:style style:name="P144" style:family="paragraph" style:parent-style-name="Standard" style:list-style-name="L12">
      <style:paragraph-properties fo:text-align="justify" style:justify-single-word="false"/>
      <style:text-properties officeooo:rsid="00a43783" officeooo:paragraph-rsid="00994dbc"/>
    </style:style>
    <style:style style:name="P145" style:family="paragraph" style:parent-style-name="Standard" style:list-style-name="L12">
      <style:paragraph-properties fo:text-align="justify" style:justify-single-word="false"/>
      <style:text-properties officeooo:rsid="00a531bc" officeooo:paragraph-rsid="00994dbc"/>
    </style:style>
    <style:style style:name="P146" style:family="paragraph" style:parent-style-name="Standard" style:list-style-name="L12">
      <style:paragraph-properties fo:text-align="justify" style:justify-single-word="false"/>
      <style:text-properties officeooo:rsid="00a6b9d2" officeooo:paragraph-rsid="00a6b9d2"/>
    </style:style>
    <style:style style:name="P147" style:family="paragraph" style:parent-style-name="Standard" style:list-style-name="L12">
      <style:paragraph-properties fo:text-align="justify" style:justify-single-word="false"/>
      <style:text-properties officeooo:rsid="00a9afa4" officeooo:paragraph-rsid="00a6b9d2"/>
    </style:style>
    <style:style style:name="P148" style:family="paragraph" style:parent-style-name="Standard" style:list-style-name="L12">
      <style:paragraph-properties fo:text-align="justify" style:justify-single-word="false"/>
      <style:text-properties officeooo:rsid="00ad52d1" officeooo:paragraph-rsid="00a6b9d2"/>
    </style:style>
    <style:style style:name="P149" style:family="paragraph" style:parent-style-name="Standard" style:list-style-name="L12">
      <style:paragraph-properties fo:text-align="justify" style:justify-single-word="false"/>
      <style:text-properties officeooo:rsid="00b0c63a" officeooo:paragraph-rsid="00a6b9d2"/>
    </style:style>
    <style:style style:name="P150" style:family="paragraph" style:parent-style-name="Standard" style:list-style-name="L12">
      <style:paragraph-properties fo:text-align="justify" style:justify-single-word="false"/>
      <style:text-properties officeooo:rsid="00b2ac8c" officeooo:paragraph-rsid="00a6b9d2"/>
    </style:style>
    <style:style style:name="P151" style:family="paragraph" style:parent-style-name="Standard" style:list-style-name="L12">
      <style:paragraph-properties fo:text-align="justify" style:justify-single-word="false"/>
      <style:text-properties officeooo:rsid="00b50cf3" officeooo:paragraph-rsid="00a6b9d2"/>
    </style:style>
    <style:style style:name="P152" style:family="paragraph" style:parent-style-name="Standard" style:list-style-name="L12">
      <style:paragraph-properties fo:text-align="justify" style:justify-single-word="false"/>
      <style:text-properties officeooo:rsid="00b52c60" officeooo:paragraph-rsid="00b52c60"/>
    </style:style>
    <style:style style:name="P153" style:family="paragraph" style:parent-style-name="Standard" style:list-style-name="L12">
      <style:paragraph-properties fo:text-align="justify" style:justify-single-word="false"/>
      <style:text-properties officeooo:rsid="00b5d4a6" officeooo:paragraph-rsid="00b52c60"/>
    </style:style>
    <style:style style:name="P154" style:family="paragraph" style:parent-style-name="Standard" style:list-style-name="L12">
      <style:paragraph-properties fo:text-align="justify" style:justify-single-word="false"/>
      <style:text-properties officeooo:rsid="00bf58e7" officeooo:paragraph-rsid="00bf58e7"/>
    </style:style>
    <style:style style:name="P155" style:family="paragraph" style:parent-style-name="Standard" style:list-style-name="L12">
      <style:paragraph-properties fo:text-align="justify" style:justify-single-word="false"/>
      <style:text-properties officeooo:rsid="00c15e34" officeooo:paragraph-rsid="00bf58e7"/>
    </style:style>
    <style:style style:name="P156" style:family="paragraph" style:parent-style-name="Standard" style:list-style-name="L12">
      <style:paragraph-properties fo:text-align="justify" style:justify-single-word="false"/>
      <style:text-properties officeooo:rsid="00c2f080" officeooo:paragraph-rsid="00bf58e7"/>
    </style:style>
    <style:style style:name="P157" style:family="paragraph" style:parent-style-name="Standard" style:list-style-name="L12">
      <style:paragraph-properties fo:text-align="justify" style:justify-single-word="false"/>
      <style:text-properties officeooo:rsid="00c5595b" officeooo:paragraph-rsid="00bf58e7"/>
    </style:style>
    <style:style style:name="P158" style:family="paragraph" style:parent-style-name="Standard" style:list-style-name="L12">
      <style:paragraph-properties fo:text-align="justify" style:justify-single-word="false"/>
      <style:text-properties officeooo:rsid="00ca123c" officeooo:paragraph-rsid="00bf58e7"/>
    </style:style>
    <style:style style:name="P159" style:family="paragraph" style:parent-style-name="Standard" style:list-style-name="L12">
      <style:paragraph-properties fo:text-align="justify" style:justify-single-word="false"/>
      <style:text-properties officeooo:rsid="00c8fe0c" officeooo:paragraph-rsid="00bf58e7"/>
    </style:style>
    <style:style style:name="P160" style:family="paragraph" style:parent-style-name="Standard" style:list-style-name="L12">
      <style:paragraph-properties fo:text-align="justify" style:justify-single-word="false"/>
      <style:text-properties officeooo:rsid="00c43ad2" officeooo:paragraph-rsid="00bf58e7"/>
    </style:style>
    <style:style style:name="P161" style:family="paragraph" style:parent-style-name="Standard" style:list-style-name="L12">
      <style:paragraph-properties fo:text-align="justify" style:justify-single-word="false"/>
      <style:text-properties officeooo:rsid="00ceae5c" officeooo:paragraph-rsid="00ceae5c"/>
    </style:style>
    <style:style style:name="P162" style:family="paragraph" style:parent-style-name="Standard" style:list-style-name="L12">
      <style:paragraph-properties fo:text-align="justify" style:justify-single-word="false"/>
      <style:text-properties officeooo:rsid="0092b2d3" officeooo:paragraph-rsid="00bf58e7"/>
    </style:style>
    <style:style style:name="P163" style:family="paragraph" style:parent-style-name="Standard" style:list-style-name="L12">
      <style:paragraph-properties fo:text-align="justify" style:justify-single-word="false"/>
      <style:text-properties officeooo:rsid="0092b2d3" officeooo:paragraph-rsid="00e32231"/>
    </style:style>
    <style:style style:name="P164" style:family="paragraph" style:parent-style-name="Standard" style:list-style-name="L12">
      <style:paragraph-properties fo:text-align="justify" style:justify-single-word="false"/>
      <style:text-properties officeooo:rsid="00d08882" officeooo:paragraph-rsid="00d08882"/>
    </style:style>
    <style:style style:name="P165" style:family="paragraph" style:parent-style-name="Standard" style:list-style-name="L12">
      <style:paragraph-properties fo:text-align="justify" style:justify-single-word="false"/>
      <style:text-properties officeooo:rsid="00d3cc47" officeooo:paragraph-rsid="00d08882"/>
    </style:style>
    <style:style style:name="P166" style:family="paragraph" style:parent-style-name="Standard" style:list-style-name="L12">
      <style:paragraph-properties fo:text-align="justify" style:justify-single-word="false"/>
      <style:text-properties officeooo:rsid="00d5c9ab" officeooo:paragraph-rsid="00d5c9ab"/>
    </style:style>
    <style:style style:name="P167" style:family="paragraph" style:parent-style-name="Standard" style:list-style-name="L12">
      <style:paragraph-properties fo:text-align="justify" style:justify-single-word="false"/>
      <style:text-properties officeooo:rsid="00d7cd0b" officeooo:paragraph-rsid="00d7cd0b"/>
    </style:style>
    <style:style style:name="P168" style:family="paragraph" style:parent-style-name="Standard" style:list-style-name="L12">
      <style:paragraph-properties fo:text-align="justify" style:justify-single-word="false"/>
      <style:text-properties officeooo:rsid="00d89e03" officeooo:paragraph-rsid="0092b2d3"/>
    </style:style>
    <style:style style:name="P169" style:family="paragraph" style:parent-style-name="Standard" style:list-style-name="L12">
      <style:paragraph-properties fo:text-align="justify" style:justify-single-word="false"/>
      <style:text-properties officeooo:rsid="00d8a27d" officeooo:paragraph-rsid="0092b2d3"/>
    </style:style>
    <style:style style:name="P170" style:family="paragraph" style:parent-style-name="Standard" style:list-style-name="L12">
      <style:paragraph-properties fo:text-align="justify" style:justify-single-word="false"/>
      <style:text-properties officeooo:rsid="00da3e74" officeooo:paragraph-rsid="00da3e74"/>
    </style:style>
    <style:style style:name="P171" style:family="paragraph" style:parent-style-name="Standard" style:list-style-name="L12">
      <style:paragraph-properties fo:text-align="justify" style:justify-single-word="false"/>
      <style:text-properties officeooo:rsid="00da4936" officeooo:paragraph-rsid="00da4936"/>
    </style:style>
    <style:style style:name="P172" style:family="paragraph" style:parent-style-name="Standard" style:list-style-name="L12">
      <style:paragraph-properties fo:text-align="justify" style:justify-single-word="false"/>
      <style:text-properties officeooo:rsid="00db22d6" officeooo:paragraph-rsid="00da4936"/>
    </style:style>
    <style:style style:name="P173" style:family="paragraph" style:parent-style-name="Standard" style:list-style-name="L12">
      <style:paragraph-properties fo:text-align="justify" style:justify-single-word="false"/>
      <style:text-properties officeooo:rsid="00de45ef" officeooo:paragraph-rsid="00de45ef"/>
    </style:style>
    <style:style style:name="P174" style:family="paragraph" style:parent-style-name="Standard" style:list-style-name="L12">
      <style:paragraph-properties fo:text-align="justify" style:justify-single-word="false"/>
      <style:text-properties officeooo:rsid="00dfddea" officeooo:paragraph-rsid="00de45ef"/>
    </style:style>
    <style:style style:name="P175" style:family="paragraph" style:parent-style-name="Standard" style:list-style-name="L12">
      <style:paragraph-properties fo:text-align="justify" style:justify-single-word="false"/>
      <style:text-properties officeooo:rsid="00e0f1f3" officeooo:paragraph-rsid="00de45ef"/>
    </style:style>
    <style:style style:name="P176" style:family="paragraph" style:parent-style-name="Standard" style:list-style-name="L12">
      <style:paragraph-properties fo:text-align="justify" style:justify-single-word="false"/>
      <style:text-properties officeooo:rsid="00e21420" officeooo:paragraph-rsid="00de45ef"/>
    </style:style>
    <style:style style:name="P177" style:family="paragraph" style:parent-style-name="Standard" style:list-style-name="L12">
      <style:paragraph-properties fo:text-align="justify" style:justify-single-word="false"/>
      <style:text-properties officeooo:rsid="00e32231" officeooo:paragraph-rsid="00e32231"/>
    </style:style>
    <style:style style:name="P178" style:family="paragraph" style:parent-style-name="Standard" style:list-style-name="L12">
      <style:paragraph-properties fo:text-align="justify" style:justify-single-word="false"/>
      <style:text-properties officeooo:rsid="00e45042" officeooo:paragraph-rsid="00e32231"/>
    </style:style>
    <style:style style:name="P179" style:family="paragraph" style:parent-style-name="Standard" style:list-style-name="L12">
      <style:paragraph-properties fo:text-align="justify" style:justify-single-word="false"/>
      <style:text-properties officeooo:rsid="00e4f0cd" officeooo:paragraph-rsid="00e32231"/>
    </style:style>
    <style:style style:name="P180" style:family="paragraph" style:parent-style-name="Standard" style:list-style-name="L13">
      <style:paragraph-properties fo:text-align="justify" style:justify-single-word="false"/>
      <style:text-properties officeooo:rsid="018971cb" officeooo:paragraph-rsid="018971cb"/>
    </style:style>
    <style:style style:name="P181" style:family="paragraph" style:parent-style-name="Standard" style:list-style-name="L14">
      <style:paragraph-properties fo:text-align="justify" style:justify-single-word="false"/>
      <style:text-properties officeooo:rsid="019377a9" officeooo:paragraph-rsid="019377a9"/>
    </style:style>
    <style:style style:name="P182" style:family="paragraph" style:parent-style-name="Standard" style:list-style-name="L14">
      <style:paragraph-properties fo:text-align="justify" style:justify-single-word="false"/>
      <style:text-properties officeooo:rsid="01980814" officeooo:paragraph-rsid="01980814"/>
    </style:style>
    <style:style style:name="P183" style:family="paragraph" style:parent-style-name="Standard" style:list-style-name="L14">
      <style:paragraph-properties fo:text-align="justify" style:justify-single-word="false"/>
      <style:text-properties officeooo:rsid="01a0adbd" officeooo:paragraph-rsid="01a76fa4"/>
    </style:style>
    <style:style style:name="P184" style:family="paragraph" style:parent-style-name="Standard" style:list-style-name="L14">
      <style:paragraph-properties fo:text-align="justify" style:justify-single-word="false"/>
      <style:text-properties officeooo:rsid="01a820dd" officeooo:paragraph-rsid="01a820dd"/>
    </style:style>
    <style:style style:name="P185" style:family="paragraph" style:parent-style-name="Standard" style:list-style-name="L14">
      <style:paragraph-properties fo:text-align="justify" style:justify-single-word="false"/>
      <style:text-properties officeooo:rsid="01aa64b1" officeooo:paragraph-rsid="01ac705e"/>
    </style:style>
    <style:style style:name="P186" style:family="paragraph" style:parent-style-name="Standard" style:list-style-name="L14">
      <style:paragraph-properties fo:text-align="justify" style:justify-single-word="false"/>
      <style:text-properties officeooo:rsid="01aa64b1" officeooo:paragraph-rsid="01b2b286"/>
    </style:style>
    <style:style style:name="P187" style:family="paragraph" style:parent-style-name="Standard" style:list-style-name="L14">
      <style:paragraph-properties fo:text-align="justify" style:justify-single-word="false"/>
      <style:text-properties officeooo:rsid="01c26a75" officeooo:paragraph-rsid="01c29f6c"/>
    </style:style>
    <style:style style:name="P188" style:family="paragraph" style:parent-style-name="Standard" style:list-style-name="L14">
      <style:paragraph-properties fo:text-align="justify" style:justify-single-word="false"/>
      <style:text-properties officeooo:rsid="01c4f560" officeooo:paragraph-rsid="01c6a113"/>
    </style:style>
    <style:style style:name="P189" style:family="paragraph" style:parent-style-name="Standard" style:list-style-name="L15">
      <style:paragraph-properties fo:text-align="justify" style:justify-single-word="false"/>
      <style:text-properties officeooo:paragraph-rsid="015c4bf6"/>
    </style:style>
    <style:style style:name="P190" style:family="paragraph" style:parent-style-name="Standard" style:list-style-name="L18">
      <style:paragraph-properties fo:text-align="justify" style:justify-single-word="false"/>
      <style:text-properties officeooo:paragraph-rsid="018253f2"/>
    </style:style>
    <style:style style:name="P191" style:family="paragraph" style:parent-style-name="Standard" style:list-style-name="L18">
      <style:paragraph-properties fo:text-align="justify" style:justify-single-word="false"/>
      <style:text-properties officeooo:paragraph-rsid="0168b497"/>
    </style:style>
    <style:style style:name="P192" style:family="paragraph" style:parent-style-name="Standard" style:list-style-name="L19">
      <style:paragraph-properties fo:text-align="justify" style:justify-single-word="false"/>
      <style:text-properties officeooo:paragraph-rsid="011890fa"/>
    </style:style>
    <style:style style:name="P193" style:family="paragraph" style:parent-style-name="Standard">
      <style:paragraph-properties fo:text-align="justify" style:justify-single-word="false"/>
      <style:text-properties officeooo:paragraph-rsid="012e3811"/>
    </style:style>
    <style:style style:name="P194" style:family="paragraph" style:parent-style-name="Standard" style:list-style-name="L15">
      <style:paragraph-properties fo:text-align="justify" style:justify-single-word="false"/>
      <style:text-properties officeooo:rsid="0172632e" officeooo:paragraph-rsid="0172632e"/>
    </style:style>
    <style:style style:name="P195" style:family="paragraph" style:parent-style-name="Standard" style:list-style-name="L16">
      <style:paragraph-properties fo:text-align="justify" style:justify-single-word="false"/>
      <style:text-properties officeooo:rsid="01b45c6c" officeooo:paragraph-rsid="01b45c6c"/>
    </style:style>
    <style:style style:name="P196" style:family="paragraph" style:parent-style-name="Standard" style:list-style-name="L16">
      <style:paragraph-properties fo:text-align="justify" style:justify-single-word="false"/>
      <style:text-properties officeooo:rsid="017a3c54" officeooo:paragraph-rsid="017a3c54"/>
    </style:style>
    <style:style style:name="P197" style:family="paragraph" style:parent-style-name="Standard" style:list-style-name="L15">
      <style:paragraph-properties fo:text-align="justify" style:justify-single-word="false"/>
      <style:text-properties officeooo:rsid="015b8236" officeooo:paragraph-rsid="015c4bf6"/>
    </style:style>
    <style:style style:name="P198" style:family="paragraph" style:parent-style-name="Standard" style:list-style-name="L20">
      <style:paragraph-properties fo:text-align="justify" style:justify-single-word="false"/>
      <style:text-properties officeooo:rsid="011f3087" officeooo:paragraph-rsid="01643918"/>
    </style:style>
    <style:style style:name="P199" style:family="paragraph" style:parent-style-name="Standard" style:list-style-name="L19">
      <style:paragraph-properties fo:text-align="justify" style:justify-single-word="false"/>
      <style:text-properties officeooo:rsid="0115aec6" officeooo:paragraph-rsid="01643918"/>
    </style:style>
    <style:style style:name="P200" style:family="paragraph" style:parent-style-name="Standard" style:list-style-name="L21">
      <style:paragraph-properties fo:text-align="justify" style:justify-single-word="false"/>
      <style:text-properties officeooo:rsid="0115aec6" officeooo:paragraph-rsid="011890fa"/>
    </style:style>
    <style:style style:name="P201" style:family="paragraph" style:parent-style-name="Standard" style:list-style-name="L19">
      <style:paragraph-properties fo:text-align="justify" style:justify-single-word="false"/>
      <style:text-properties officeooo:rsid="011890fa" officeooo:paragraph-rsid="01662308"/>
    </style:style>
    <style:style style:name="P202" style:family="paragraph" style:parent-style-name="Standard" style:list-style-name="L19">
      <style:paragraph-properties fo:text-align="justify" style:justify-single-word="false"/>
      <style:text-properties officeooo:rsid="0152c090" officeooo:paragraph-rsid="01662308"/>
    </style:style>
    <style:style style:name="P203" style:family="paragraph" style:parent-style-name="Standard">
      <style:paragraph-properties fo:text-align="justify" style:justify-single-word="false"/>
      <style:text-properties fo:font-weight="bold" officeooo:rsid="003d2300" officeooo:paragraph-rsid="003d2300" style:font-weight-asian="bold" style:font-weight-complex="bold"/>
    </style:style>
    <style:style style:name="P204" style:family="paragraph" style:parent-style-name="Standard">
      <style:paragraph-properties fo:text-align="justify" style:justify-single-word="false"/>
      <style:text-properties fo:font-weight="bold" officeooo:rsid="01ca3578" officeooo:paragraph-rsid="01ca3578" style:font-weight-asian="bold" style:font-weight-complex="bold"/>
    </style:style>
    <style:style style:name="T1" style:family="text">
      <style:text-properties officeooo:rsid="00116264"/>
    </style:style>
    <style:style style:name="T2" style:family="text">
      <style:text-properties officeooo:rsid="001cc9d1"/>
    </style:style>
    <style:style style:name="T3" style:family="text">
      <style:text-properties officeooo:rsid="001def2b"/>
    </style:style>
    <style:style style:name="T4" style:family="text">
      <style:text-properties officeooo:rsid="0022ca25"/>
    </style:style>
    <style:style style:name="T5" style:family="text">
      <style:text-properties officeooo:rsid="0023c413"/>
    </style:style>
    <style:style style:name="T6" style:family="text">
      <style:text-properties officeooo:rsid="003c46a3"/>
    </style:style>
    <style:style style:name="T7" style:family="text">
      <style:text-properties officeooo:rsid="004a749d"/>
    </style:style>
    <style:style style:name="T8" style:family="text">
      <style:text-properties officeooo:rsid="004f1405"/>
    </style:style>
    <style:style style:name="T9" style:family="text">
      <style:text-properties officeooo:rsid="00bbf387"/>
    </style:style>
    <style:style style:name="T10" style:family="text">
      <style:text-properties officeooo:rsid="00cd6ce6"/>
    </style:style>
    <style:style style:name="T11" style:family="text">
      <style:text-properties officeooo:rsid="0115aec6"/>
    </style:style>
    <style:style style:name="T12" style:family="text">
      <style:text-properties officeooo:rsid="01187f6b"/>
    </style:style>
    <style:style style:name="T13" style:family="text">
      <style:text-properties officeooo:rsid="0125a8a4"/>
    </style:style>
    <style:style style:name="T14" style:family="text">
      <style:text-properties officeooo:rsid="01524b4c"/>
    </style:style>
    <style:style style:name="T15" style:family="text">
      <style:text-properties officeooo:rsid="015c4bf6"/>
    </style:style>
    <style:style style:name="T16" style:family="text">
      <style:text-properties fo:font-weight="normal" style:font-weight-asian="normal" style:font-weight-complex="normal"/>
    </style:style>
    <style:style style:name="T17" style:family="text">
      <style:text-properties fo:font-weight="normal" officeooo:rsid="0092b2d3" style:font-weight-asian="normal" style:font-weight-complex="normal"/>
    </style:style>
    <style:style style:name="T18" style:family="text">
      <style:text-properties fo:font-weight="normal" officeooo:rsid="012509a5" style:font-weight-asian="normal" style:font-weight-complex="normal"/>
    </style:style>
    <style:style style:name="T19" style:family="text">
      <style:text-properties fo:font-weight="normal" officeooo:rsid="01800675" style:font-weight-asian="normal" style:font-weight-complex="normal"/>
    </style:style>
    <style:style style:name="T20" style:family="text">
      <style:text-properties fo:font-weight="normal" officeooo:rsid="01879096" style:font-weight-asian="normal" style:font-weight-complex="normal"/>
    </style:style>
    <style:style style:name="T21" style:family="text">
      <style:text-properties fo:font-weight="normal" officeooo:rsid="01946a97" style:font-weight-asian="normal" style:font-weight-complex="normal"/>
    </style:style>
    <style:style style:name="T22" style:family="text">
      <style:text-properties fo:font-weight="normal" officeooo:rsid="0199df7b" style:font-weight-asian="normal" style:font-weight-complex="normal"/>
    </style:style>
    <style:style style:name="T23" style:family="text">
      <style:text-properties fo:font-weight="normal" officeooo:rsid="019951d3" style:font-weight-asian="normal" style:font-weight-complex="normal"/>
    </style:style>
    <style:style style:name="T24" style:family="text">
      <style:text-properties fo:font-weight="normal" officeooo:rsid="01a16822" style:font-weight-asian="normal" style:font-weight-complex="normal"/>
    </style:style>
    <style:style style:name="T25" style:family="text">
      <style:text-properties fo:font-weight="normal" officeooo:rsid="01a76fa4" style:font-weight-asian="normal" style:font-weight-complex="normal"/>
    </style:style>
    <style:style style:name="T26" style:family="text">
      <style:text-properties fo:font-weight="normal" officeooo:rsid="01ac705e" style:font-weight-asian="normal" style:font-weight-complex="normal"/>
    </style:style>
    <style:style style:name="T27" style:family="text">
      <style:text-properties fo:font-weight="normal" officeooo:rsid="01b2b286" style:font-weight-asian="normal" style:font-weight-complex="normal"/>
    </style:style>
    <style:style style:name="T28" style:family="text">
      <style:text-properties fo:font-weight="normal" officeooo:rsid="01b96b87" style:font-weight-asian="normal" style:font-weight-complex="normal"/>
    </style:style>
    <style:style style:name="T29" style:family="text">
      <style:text-properties fo:font-weight="normal" officeooo:rsid="01c29f6c" style:font-weight-asian="normal" style:font-weight-complex="normal"/>
    </style:style>
    <style:style style:name="T30" style:family="text">
      <style:text-properties fo:font-weight="normal" officeooo:rsid="01c6a113" style:font-weight-asian="normal" style:font-weight-complex="normal"/>
    </style:style>
    <style:style style:name="T31" style:family="text">
      <style:text-properties fo:font-weight="normal" officeooo:rsid="01d26d7b" style:font-weight-asian="normal" style:font-weight-complex="normal"/>
    </style:style>
    <style:style style:name="T32" style:family="text">
      <style:text-properties officeooo:rsid="0092b2d3"/>
    </style:style>
    <style:style style:name="T33" style:family="text">
      <style:text-properties officeooo:rsid="01bdf5e4"/>
    </style:style>
    <style:style style:name="T34" style:family="text">
      <style:text-properties officeooo:rsid="01bf5a01"/>
    </style:style>
    <style:style style:name="T35" style:family="text">
      <style:text-properties officeooo:rsid="01cbe85f"/>
    </style:style>
    <style:style style:name="T36" style:family="text">
      <style:text-properties officeooo:rsid="01cdb2fb"/>
    </style:style>
    <style:style style:name="T37" style:family="text">
      <style:text-properties officeooo:rsid="01d5b3d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ASANTÍAS 2017</text:p>
      <text:p text:style-name="P4">PROYECTO PUNTO DE VENTA CON CONTROL DE INVENT<text:span text:style-name="T13">A</text:span>RIO</text:p>
      <text:p text:style-name="P19"/>
      <text:p text:style-name="P19"/>
      <text:p text:style-name="P5">ESPECIFICACIONES <text:span text:style-name="T37">DEL PROYECTO</text:span></text:p>
      <text:list xml:id="list1759164635035274740" text:style-name="L1">
        <text:list-item>
          <text:p text:style-name="P28">Se necesita agregar un módulo que controle el inventario al programa ‘Saphiro - Punto de venta’</text:p>
        </text:list-item>
        <text:list-item>
          <text:p text:style-name="P29">Se debe crear un servidor web con una base de datos que se sincronice con una base de datos local del programa de punto de venta, para que el administrador de la empresa cliente pueda visualizar y controlar el inventario de su tienda en cualquier lugar</text:p>
        </text:list-item>
        <text:list-item>
          <text:p text:style-name="P30">El programa de punto de venta debe funcionar cuando no haya internet</text:p>
        </text:list-item>
        <text:list-item>
          <text:p text:style-name="P31">Utilizar Odoo <text:span text:style-name="T34">para el control del inventario</text:span></text:p>
        </text:list-item>
      </text:list>
      <text:p text:style-name="P15"/>
      <text:p text:style-name="P193"/>
      <text:p text:style-name="P1">NOTAS JAVA</text:p>
      <text:p text:style-name="P1"/>
      <text:p text:style-name="P2">Notas generales</text:p>
      <text:list xml:id="list7461387291066757289" text:style-name="L8">
        <text:list-item>
          <text:p text:style-name="P32">El proyecto está hecho en NetBeans</text:p>
        </text:list-item>
        <text:list-item>
          <text:p text:style-name="P33">En <text:span text:style-name="T36">la carpeta ‘2017’</text:span> se guardan todos los archivos nuevos del proyecto</text:p>
        </text:list-item>
        <text:list-item>
          <text:p text:style-name="P34">Hay errores de acentuación y puntuación</text:p>
        </text:list-item>
        <text:list-item>
          <text:p text:style-name="P35">Hay una mezcla de inglés y español</text:p>
        </text:list-item>
        <text:list-item>
          <text:p text:style-name="P35">Los nombres de las variables dificultan entender para que sirven</text:p>
        </text:list-item>
        <text:list-item>
          <text:p text:style-name="P36">Hay funciones que se pueden mejorar</text:p>
        </text:list-item>
        <text:list-item>
          <text:p text:style-name="P36">Hay comentarios que no tienen relación con las funciones que intentan explicar</text:p>
        </text:list-item>
        <text:list-item>
          <text:p text:style-name="P36">Falta documentación en las funciones</text:p>
        </text:list-item>
        <text:list-item>
          <text:p text:style-name="P37">Hay funciones repetidas y otras que no se utilizan</text:p>
        </text:list-item>
        <text:list-item>
          <text:p text:style-name="P38">Hay varios archivos sin documentación y con nombres no descriptivos</text:p>
        </text:list-item>
        <text:list-item>
          <text:p text:style-name="P39">Las tablas de la base de datos se pueden mejorar</text:p>
        </text:list-item>
        <text:list-item>
          <text:p text:style-name="P40">Las contraseñas se guardan sin encriptación</text:p>
        </text:list-item>
        <text:list-item>
          <text:p text:style-name="P39">Las tablas tienen campos con nombres que se pueden cambiar</text:p>
        </text:list-item>
        <text:list-item>
          <text:p text:style-name="P41">Hay tablas que no se utilizan</text:p>
        </text:list-item>
        <text:list-item>
          <text:p text:style-name="P41">Hay tablas sin clave primaria</text:p>
        </text:list-item>
        <text:list-item>
          <text:p text:style-name="P41">Se puede mejorar la estructura de la base de datos, creando y eliminado algunas tablas y haciendo cambios en las relaciones entre estas</text:p>
        </text:list-item>
        <text:list-item>
          <text:p text:style-name="P42">Entre las mejoras que se pueden hacer a la base de datos está la eliminación de campos que se pueden calcular a partir de otros</text:p>
        </text:list-item>
      </text:list>
      <text:p text:style-name="P20"/>
      <text:p text:style-name="P24">29/11/17</text:p>
      <text:p text:style-name="P7">Probando el programa</text:p>
      <text:list xml:id="list7908712997784615612" text:style-name="L9">
        <text:list-item>
          <text:p text:style-name="P92">La base de datos correcta es ‘respaldo’</text:p>
        </text:list-item>
        <text:list-item>
          <text:p text:style-name="P93">El botón ‘Intro’ en la calculadora debería funcionar siempre como ‘=’</text:p>
        </text:list-item>
        <text:list-item>
          <text:p text:style-name="P93">Hay un error en la cédula al agregar cliente en el módulo de ventas</text:p>
        </text:list-item>
        <text:list-item>
          <text:p text:style-name="P97">La ventana de agregar cliente no se activa al cancelar la venta</text:p>
        </text:list-item>
        <text:list-item>
          <text:p text:style-name="P89">Al agregar el cliente en la factura se debería cerrar la ventana y obtener los datos de una vez para hacer el proceso más rápido</text:p>
        </text:list-item>
        <text:list-item>
          <text:p text:style-name="P94">No veo la opción para cambiar el impuesto</text:p>
        </text:list-item>
      </text:list>
      <text:p text:style-name="P21"><text:soft-page-break/></text:p>
      <text:p text:style-name="P25">30/11/17</text:p>
      <text:p text:style-name="P8">Probando el programa</text:p>
      <text:list xml:id="list3497773561717385330" text:style-name="L10">
        <text:list-item>
          <text:p text:style-name="P95">Todas las facturas se guardan aunque se cancelen, y quedan en blanco</text:p>
        </text:list-item>
        <text:list-item>
          <text:p text:style-name="P99">Los botones en el menú vertical de la ventana ‘Administración de módulos’ no están centrados</text:p>
        </text:list-item>
        <text:list-item>
          <text:p text:style-name="P98">La función de salir de la ventana agregar producto en ventas no se activa con la tecla ‘ESC’</text:p>
        </text:list-item>
        <text:list-item>
          <text:p text:style-name="P100">Se puede modificar el ‘precio base’ al darle click en la ventana ventas, se deberia poder modificar la cantidad</text:p>
        </text:list-item>
        <text:list-item>
          <text:p text:style-name="P101">El valor del impuesto se agrega manualmente a cada producto, se podría agregar tipos de productos que manejen distintos impuestos</text:p>
        </text:list-item>
      </text:list>
      <text:list xml:id="list8112816657111071901" text:style-name="L11">
        <text:list-item>
          <text:p text:style-name="P102">La tabla ‘cierre_caja’ no tiene clave primaria</text:p>
        </text:list-item>
        <text:list-item>
          <text:p text:style-name="P103">En la tabla ‘cierre_caja’ el campo de empleado debería ser un id</text:p>
        </text:list-item>
        <text:list-item>
          <text:p text:style-name="P104">Cambiar CI/RIF por identificación y tipo de identificación</text:p>
        </text:list-item>
        <text:list-item>
          <text:p text:style-name="P105">Se desactivaron las ventanas de caja y ventas al abrir la ventana de totalizar la compra, no se vuelven a activar</text:p>
        </text:list-item>
        <text:list-item>
          <text:p text:style-name="P106">La contraseña aparece como ‘Password’, hay que traducir</text:p>
        </text:list-item>
        <text:list-item>
          <text:p text:style-name="P107">Los cargos aparecen con el id, se debería mostrar el nombre</text:p>
        </text:list-item>
        <text:list-item>
          <text:p text:style-name="P96">‘<text:span text:style-name="T7">Departamento</text:span>’ <text:span text:style-name="T7">en empleado debería ser una tabla</text:span></text:p>
        </text:list-item>
        <text:list-item>
          <text:p text:style-name="P108">Al modificar empleado muestra una ventana de confirmación, se debería eliminar; tambíen en la misma ventana se deberían mostrar todos los datos actuales del empleado (solo muestra cédula y cargo)</text:p>
        </text:list-item>
        <text:list-item>
          <text:p text:style-name="P109">El campo ‘Teléfono’ en la ventana de registro de empleado solo permite hasta 4 caracteres</text:p>
        </text:list-item>
        <text:list-item>
          <text:p text:style-name="P110">El campo ‘Password’<text:span text:style-name="T8">en la ventana de registro de empleado</text:span> muestra la contraseña al escribirla</text:p>
        </text:list-item>
        <text:list-item>
          <text:p text:style-name="P111">Al agregar un empleado la tabla se modifica pero no se actualiza la ventana de empleados;</text:p>
        </text:list-item>
        <text:list-item>
          <text:p text:style-name="P112">también sucede que ‘departamento’ en la tabla se guarda con el valor de password</text:p>
        </text:list-item>
        <text:list-item>
          <text:p text:style-name="P113">Las contraseñas no están encriptadas</text:p>
        </text:list-item>
        <text:list-item>
          <text:p text:style-name="P114">Se deberían utilizar expresiones regulares para verificar los valores que se ingresan en los formularios</text:p>
        </text:list-item>
        <text:list-item>
          <text:p text:style-name="P115">No hay función para agregar bancos</text:p>
        </text:list-item>
        <text:list-item>
          <text:p text:style-name="P115">La nacionalidad debería ser una tabla de tipo de identificación</text:p>
        </text:list-item>
        <text:list-item>
          <text:p text:style-name="P115">La cédula debería ser identificación</text:p>
        </text:list-item>
        <text:list-item>
          <text:p text:style-name="P116">La tabla ‘empresa’ no tiene clave primaria</text:p>
        </text:list-item>
        <text:list-item>
          <text:p text:style-name="P117">Se debería crear una tabla persona</text:p>
        </text:list-item>
        <text:list-item>
          <text:p text:style-name="P118">El código tiene funciones en inglés y español, mejor sería un solo idioma</text:p>
        </text:list-item>
        <text:list-item>
          <text:p text:style-name="P119">Mezcla de inglés y español en las ventanas</text:p>
        </text:list-item>
        <text:list-item>
          <text:p text:style-name="P120">Al ejecutar la función ‘ejecutarSelect’ en el archivo ‘PostgreSQL.java’ el error que muestra si falla no es el correcto.</text:p>
        </text:list-item>
        <text:list-item>
          <text:p text:style-name="P121">El cajero no cambia</text:p>
        </text:list-item>
        <text:list-item>
          <text:p text:style-name="P122">La factura que se imprime no está centrada</text:p>
        </text:list-item>
        <text:list-item>
          <text:p text:style-name="P123">Se muestran inconsistencias en el diseño de la factura</text:p>
        </text:list-item>
        <text:list-item>
          <text:p text:style-name="P124">Hay errores de puntuación y acentuación</text:p>
        </text:list-item>
        <text:list-item>
          <text:p text:style-name="P125">La moneda debería ser una tabla</text:p>
        </text:list-item>
        <text:list-item>
          <text:p text:style-name="P126">La tabla ‘tipo_moneda’ debería llamarse ‘tipo_pago’</text:p>
        </text:list-item>
        <text:list-item>
          <text:p text:style-name="P127">Hay nombres de campos en las tablas que podrían cambiarse para que tengan más sentido</text:p>
        </text:list-item>
        <text:list-item>
          <text:p text:style-name="P128">Buscar donde se usa la tabla ‘usuario_sistema’</text:p>
        </text:list-item>
        <text:list-item>
          <text:p text:style-name="P129">El programa no termina cuando se cierra la ventana de login</text:p>
        </text:list-item>
        <text:list-item>
          <text:p text:style-name="P130"><text:soft-page-break/>En la ventana de login los botones no están centrados</text:p>
        </text:list-item>
        <text:list-item>
          <text:p text:style-name="P131">El botón ‘.’ del numpad no funciona en la calculadora</text:p>
        </text:list-item>
        <text:list-item>
          <text:p text:style-name="P132">Los mismo errores al administrar empleados suceden al administrar clientes</text:p>
        </text:list-item>
        <text:list-item>
          <text:p text:style-name="P133">No se utiliza el campo ‘vendedor_id’ de la tabla ‘venta’</text:p>
        </text:list-item>
        <text:list-item>
          <text:p text:style-name="P134">Ver para que sirven los esquemas <text:s/>‘public’ y ‘stpvadmin’</text:p>
        </text:list-item>
        <text:list-item>
          <text:p text:style-name="P135">Ver para que sirven las tablas ‘telefono’ y ‘stpvadmin_grupo’</text:p>
        </text:list-item>
        <text:list-item>
          <text:p text:style-name="P136">No veo la tabla para bancos</text:p>
        </text:list-item>
        <text:list-item>
          <text:p text:style-name="P137">Los bancos se agregan manualmente en ‘Pago.java’</text:p>
        </text:list-item>
      </text:list>
      <text:p text:style-name="P21"/>
      <text:p text:style-name="P18">01/12/17</text:p>
      <text:p text:style-name="P7"><text:span text:style-name="T9">Estudiando</text:span> el código</text:p>
      <text:list xml:id="list6247898463530639525" text:style-name="L12">
        <text:list-item>
          <text:p text:style-name="P138">La función ‘getMac’ del archivo ‘KeySaphiro.java’ da error, la variable network es null; puede ser porque falta conectar algo</text:p>
        </text:list-item>
        <text:list-item>
          <text:p text:style-name="P138">Hay ‘import’ no utilizados</text:p>
        </text:list-item>
        <text:list-item>
          <text:p text:style-name="P139">Ver que hace la función ‘isCellEditable’ en el archivo ‘ArrayListTableModel’</text:p>
        </text:list-item>
        <text:list-item>
          <text:p text:style-name="P140">Ver que hace ‘TableCellListener’</text:p>
        </text:list-item>
        <text:list-item>
          <text:p text:style-name="P141">En el archivo ‘TipoMonedaTableModel.java’ hay un error en el nombre de la variable ‘Colunmas’</text:p>
        </text:list-item>
        <text:list-item>
          <text:p text:style-name="P142">Hay comentarios que se podrían eliminar</text:p>
        </text:list-item>
        <text:list-item>
          <text:p text:style-name="P143">El código no está bien organizado</text:p>
        </text:list-item>
        <text:list-item>
          <text:p text:style-name="P144">Ver que hacen las funciones de los botones en la calculadora</text:p>
        </text:list-item>
        <text:list-item>
          <text:p text:style-name="P145">Cambiar nombres de las variables de la calculadora para que sea más fácil de entender el código</text:p>
        </text:list-item>
        <text:list-item>
          <text:p text:style-name="P146">En el archivo ‘ObjetoBaseDatos.java’ hay un error en el nombre de la función ‘ejecutarManipulacionDeDatosSimpple’</text:p>
        </text:list-item>
        <text:list-item>
          <text:p text:style-name="P147">En la función ‘datosEmpleado’ del archivo ‘ObjetoBaseDatos’ hay una variable ‘emple’ que es un empleado, se puede cambiar el nombre para que tenga más sentido; también se debería cambiar el nombre de la función para saber lo que hace (la función retorna el empleado); la función tiene código redundante</text:p>
        </text:list-item>
        <text:list-item>
          <text:p text:style-name="P148">En el archivo ‘ObjetoBaseDatos.java’ hay una función ‘ingresoEmp’ <text:s/>que inserta datos de una empresa, el nombre se debería cambiar ya que puede confundir al tener también ‘Empleado’ que se podría entender con ‘Emp’</text:p>
        </text:list-item>
        <text:list-item>
          <text:p text:style-name="P149">Revisar el código de la función ‘autenticarUsuario’ en el archivo ‘ObjetoBaseDatos.java’</text:p>
        </text:list-item>
        <text:list-item>
          <text:p text:style-name="P150">El comentario de la función ‘autenticarEmpleado’ en el archivo ‘ObjetoBaseDatos.java’ dice que funciona con encriptación, lo cual no hace</text:p>
        </text:list-item>
        <text:list-item>
          <text:p text:style-name="P151">Hay dos funciones ‘autenticarEmpleado’ y ‘autenticarEmpleado2’ en el archivo ‘ObjetoBaseDatos.java’, revisar cual es la que se está utilizando</text:p>
        </text:list-item>
        <text:list-item>
          <text:p text:style-name="P152">Revisar código de la función ‘autsupervisor’ en el archivo ‘ObjetoBaseDatos.java’; cambiar nombre</text:p>
        </text:list-item>
        <text:list-item>
          <text:p text:style-name="P153">Se podría crear una función para construir un sqlQuery dados unos parámetros y así reducir líneas de código y facilitar la programación</text:p>
        </text:list-item>
        <text:list-item>
          <text:p text:style-name="P154">El comentario de la función ‘actualizarClienteAdmin’ en el archivo ‘ObjetoBaseDatos.java’ no es para esta</text:p>
        </text:list-item>
        <text:list-item>
          <text:p text:style-name="P155">La función ‘getEstadoCaja’ en el archivo ‘ObjetoBaseDatos.java’ tendría más sentido como ‘estaAbierta’ o ‘cajaAbierta’ ya que lo que regresa es un boolean</text:p>
        </text:list-item>
        <text:list-item>
          <text:p text:style-name="P156">Revisar código de la función ‘getIdEstadoCaja’ en el archivo ‘ObjetoBaseDatos.java’; su comentario tiene errores</text:p>
        </text:list-item>
        <text:list-item>
          <text:p text:style-name="P157"><text:soft-page-break/>Revisar código de la función ‘getMapCaja’ en el archivo ‘ObjetoBaseDatos.java’, buscar si el query se puede mejorar; revisar también ‘getMapCliente’</text:p>
        </text:list-item>
        <text:list-item>
          <text:p text:style-name="P158">Ver comentario de la función ‘getMapProducto’ en el archivo ‘ObjetoBaseDatos.java’, revisar código</text:p>
        </text:list-item>
        <text:list-item>
          <text:p text:style-name="P159">Buscar para que sirven ‘ON’, ‘LIMIT’, ‘JOIN’ <text:s/>y ‘VALUES’ en el query</text:p>
        </text:list-item>
        <text:list-item>
          <text:p text:style-name="P160">Hay funciones sin documentación</text:p>
        </text:list-item>
        <text:list-item>
          <text:p text:style-name="P161">Hay funciones a las que se les debería cambiar el nombre</text:p>
        </text:list-item>
        <text:list-item>
          <text:p text:style-name="P162">La<text:span text:style-name="T10"> tabla ‘pago’ tiene un campo ‘tipopago’ que debería ser una tabla</text:span></text:p>
        </text:list-item>
        <text:list-item>
          <text:p text:style-name="P164">Cambiar nombre de la función ‘montoscorte’ en el archivo ‘ObjetoBaseDatos.java’</text:p>
        </text:list-item>
        <text:list-item>
          <text:p text:style-name="P165">Revisar como funciona el límite de ventas por persona</text:p>
        </text:list-item>
        <text:list-item>
          <text:p text:style-name="P166">Revisar comentario de la función ‘descontarCantidad’ en el archivo ‘ObjetoBaseDatos.java’</text:p>
        </text:list-item>
        <text:list-item>
          <text:p text:style-name="P167">Revisar función ‘contarCantidad’ en el archivo ‘ObjetoBaseDatos.java’</text:p>
        </text:list-item>
        <text:list-item>
          <text:p text:style-name="P168">Ver para que sirve la tabla ‘desglose_caja’</text:p>
        </text:list-item>
        <text:list-item>
          <text:p text:style-name="P169">Hay dos funciones ‘incluirProductoEnVenta’ en el archivo ‘ObjetoBaseDatos.java’</text:p>
        </text:list-item>
        <text:list-item>
          <text:p text:style-name="P170">Revisar comentario de la función ‘setExcendenteFaltanteCaja’ en el archivo ‘ObjetoBaseDatos.java’</text:p>
        </text:list-item>
        <text:list-item>
          <text:p text:style-name="P171">No se está utilizando la función ‘setEmpleadoCaja’ del archivo ‘ObjetoBaseDatos.java’</text:p>
        </text:list-item>
        <text:list-item>
          <text:p text:style-name="P172">El uso de ‘this.getConexion’ en el archivo ‘PostgreSQL.java’ se puede cambiar por ‘this.conexion’, también se puede cambiar ‘this.setEstado’ por ‘this.estado =’</text:p>
        </text:list-item>
        <text:list-item>
          <text:p text:style-name="P173">Ver para que sirve la excepción ‘XSQLException’ del archivo ‘PostgreSQL.java’</text:p>
        </text:list-item>
        <text:list-item>
          <text:p text:style-name="P174">Ver para que sirve ‘FacturaBean.java’</text:p>
        </text:list-item>
        <text:list-item>
          <text:p text:style-name="P175">Ver para que sirve ‘this.finalize’ en el constructor la clase ‘ModeloCliente’</text:p>
        </text:list-item>
        <text:list-item>
          <text:p text:style-name="P176">Revisar función ‘getSexo’ del archivo ‘ModeloCliente.java’</text:p>
        </text:list-item>
        <text:list-item>
          <text:p text:style-name="P177">Error en el nombre de la función ‘gerarCodigoFactura’ en el archivo ‘ModeloFactura.java’</text:p>
        </text:list-item>
        <text:list-item>
          <text:p text:style-name="P178">En el archivo ‘ModeloProducto.java’ hay un constructor que no se utiliza</text:p>
        </text:list-item>
        <text:list-item>
          <text:p text:style-name="P179">Revisar nombres de variables en el archivo ‘Reporte2.java’ y también en ‘Reporte3.java’</text:p>
        </text:list-item>
        <text:list-item>
          <text:p text:style-name="P163">Revisar ‘reporte1.java’</text:p>
        </text:list-item>
        <text:list-item>
          <text:p text:style-name="P163">Buscar para que sirve cada archivo de reporte</text:p>
        </text:list-item>
        <text:list-item>
          <text:p text:style-name="P163">Probar si funciona el sonido ‘beep’</text:p>
        </text:list-item>
        <text:list-item>
          <text:p text:style-name="P163">Revisar para que funcionan las utilidades</text:p>
        </text:list-item>
        <text:list-item>
          <text:p text:style-name="P163">Cambiar ventana ‘Ayuda’</text:p>
        </text:list-item>
        <text:list-item>
          <text:p text:style-name="P163">Hay dos archivos de calculadora</text:p>
        </text:list-item>
        <text:list-item>
          <text:p text:style-name="P163">Ver que es ‘Total físico’ en la ventana ‘Cierre_caja’</text:p>
        </text:list-item>
        <text:list-item>
          <text:p text:style-name="P163">El atajo ‘ALT+Q’ para salir de una ventana, se debería cambiar porque es complicado</text:p>
        </text:list-item>
        <text:list-item>
          <text:p text:style-name="P163">Ver que hacen los archivos de la carpeta ‘deprecated’</text:p>
        </text:list-item>
      </text:list>
      <text:p text:style-name="P16"/>
      <text:p text:style-name="P17">04/12/2017</text:p>
      <text:p text:style-name="P12">Estudiando tablas</text:p>
      <text:list xml:id="list3338478099132819902" text:style-name="L13">
        <text:list-item>
          <text:p text:style-name="P180"><text:span text:style-name="T20">T</text:span><text:span text:style-name="T16">ablas </text:span><text:span text:style-name="T28">mencionadas</text:span><text:span text:style-name="T16"> en el archivo ‘ObjetoBaseDatos.java’:</text:span></text:p>
          <text:list>
            <text:list-item>
              <text:p text:style-name="P43">stpv.cliente</text:p>
            </text:list-item>
            <text:list-item>
              <text:p text:style-name="P43">stpv.empleado</text:p>
            </text:list-item>
            <text:list-item>
              <text:p text:style-name="P43">stpv.empresa</text:p>
            </text:list-item>
            <text:list-item>
              <text:p text:style-name="P43">stpv.usuario*</text:p>
            </text:list-item>
            <text:list-item>
              <text:p text:style-name="P43">stpv.cliente</text:p>
            </text:list-item>
            <text:list-item>
              <text:p text:style-name="P44">stpv.estado_caja</text:p>
            </text:list-item>
            <text:list-item>
              <text:p text:style-name="P45"><text:soft-page-break/>stpv.venta</text:p>
            </text:list-item>
            <text:list-item>
              <text:p text:style-name="P45">stpv.moneda</text:p>
            </text:list-item>
            <text:list-item>
              <text:p text:style-name="P46">inventario.producto</text:p>
            </text:list-item>
            <text:list-item>
              <text:p text:style-name="P45">stpv.venta_producto</text:p>
            </text:list-item>
            <text:list-item>
              <text:p text:style-name="P47">stpv.tipo_moneda</text:p>
            </text:list-item>
            <text:list-item>
              <text:p text:style-name="P48">stpv.corte_caja</text:p>
            </text:list-item>
            <text:list-item>
              <text:p text:style-name="P48">stpv.caja</text:p>
            </text:list-item>
            <text:list-item>
              <text:p text:style-name="P48">stpv.cargo</text:p>
            </text:list-item>
            <text:list-item>
              <text:p text:style-name="P48">stpv.estado_venta</text:p>
            </text:list-item>
            <text:list-item>
              <text:p text:style-name="P49">stpv.venta_pago*</text:p>
            </text:list-item>
            <text:list-item>
              <text:p text:style-name="P49">stpv.pago</text:p>
            </text:list-item>
            <text:list-item>
              <text:p text:style-name="P50">stpv.telefono*</text:p>
            </text:list-item>
            <text:list-item>
              <text:p text:style-name="P50">stpv.cliente_telefono*</text:p>
            </text:list-item>
            <text:list-item>
              <text:p text:style-name="P50">stpv.desglose_caja</text:p>
            </text:list-item>
            <text:list-item>
              <text:p text:style-name="P50">stpv.desglose_caja_cierre*</text:p>
            </text:list-item>
          </text:list>
        </text:list-item>
      </text:list>
      <text:p text:style-name="P26"><text:span text:style-name="T16"><text:s text:c="12"/>* </text:span><text:span text:style-name="T22">No aparece en la base de datos o aparece pero no se utiliza</text:span></text:p>
      <text:list xml:id="list2606043720290406378" text:style-name="L14">
        <text:list-item>
          <text:p text:style-name="P181"><text:span text:style-name="T16">Se </text:span><text:span text:style-name="T21">borraron los esquemas en </text:span><text:span text:style-name="T31">la base de datos</text:span><text:span text:style-name="T21"> no relacionados con ‘inventario’ y ‘stpv’ <text:s/></text:span></text:p>
        </text:list-item>
        <text:list-item>
          <text:p text:style-name="P182"><text:span text:style-name="T21">F</text:span><text:span text:style-name="T16">altan borrar las tablas creadas con Django, las cuales tienen relación con tablas no utilizadas del esquema ‘inventario’</text:span></text:p>
        </text:list-item>
        <text:list-item>
          <text:p text:style-name="P183"><text:span text:style-name="T23">S</text:span><text:span text:style-name="T16">e crearon diagramas de la base de datos utilizando </text:span><text:a xlink:type="simple" xlink:href="https://www.lucidchart.com/" text:style-name="Internet_20_link" text:visited-style-name="Visited_20_Internet_20_Link"><text:span text:style-name="T16">https://www.lucidchart.com/</text:span></text:a><text:span text:style-name="T16">, para </text:span><text:span text:style-name="T24">ver mejor las tablas y sus relaciones, y así </text:span><text:span text:style-name="T16">encontrar errores más facilmente. </text:span><text:span text:style-name="T24">Los archivos están guardados en ‘/2017/</text:span><text:span text:style-name="T25">Base de datos/</text:span><text:span text:style-name="T24">’</text:span></text:p>
        </text:list-item>
        <text:list-item>
          <text:p text:style-name="P184"><text:span text:style-name="T24">E</text:span><text:span text:style-name="T16">l campo ‘responsable_id’ de la tabla ‘cargos_descargos’ del esquema ‘inventario’ está relacionado con la tabla ‘empleado’ del esquema ‘stpv’</text:span></text:p>
        </text:list-item>
        <text:list-item>
          <text:p text:style-name="P51">El campo ‘usuario_id’ de la tabla ‘cargos_descargos’ del esquema ‘inventario’ está relacionado con la tabla ‘auth_user’ del esquema ‘stpv’, la cual es generada por Django</text:p>
        </text:list-item>
        <text:list-item>
          <text:p text:style-name="P52"><text:bookmark-start text:name="__DdeLink__798_492576318"/>El campo ‘almacen_producto_id’ de la tabla ‘cargos_descargos’ del esquema ‘inventario’ no está definido como clave foránea <text:bookmark-end text:name="__DdeLink__798_492576318"/></text:p>
        </text:list-item>
        <text:list-item>
          <text:p text:style-name="P52">La clave primaria de la tabla ‘cargos_descargos’ del esquema ‘inventario’ no es el primer campo de esta</text:p>
        </text:list-item>
        <text:list-item>
          <text:p text:style-name="P52">Se pueden mejorar los nombres de los campo de la tabla ‘producto’ del esquema ‘inventario’</text:p>
        </text:list-item>
        <text:list-item>
          <text:p text:style-name="P53">Revisar la función del campo ‘cantidad’ de la tabla ‘producto’ y de ‘cantidad_existencia’ de la tabla ‘almacen’ </text:p>
        </text:list-item>
        <text:list-item>
          <text:p text:style-name="P54">La tabla ‘compra_almacen_producto’ del esquema ‘inventario’ no tiene clave primaria</text:p>
        </text:list-item>
        <text:list-item>
          <text:p text:style-name="P185"><text:bookmark-start text:name="__DdeLink__800_492576318"/><text:span text:style-name="T16">El campo ‘</text:span><text:span text:style-name="T26">almacen_producto_id</text:span><text:span text:style-name="T16">’ de la tabla ‘</text:span><text:span text:style-name="T26">compra_almacen_producto</text:span><text:span text:style-name="T16">’ del esquema ‘inventario’ no está definido como clave foránea </text:span><text:bookmark-end text:name="__DdeLink__800_492576318"/></text:p>
        </text:list-item>
        <text:list-item>
          <text:p text:style-name="P185"><text:bookmark-start text:name="__DdeLink__802_492576318"/><text:span text:style-name="T16">El campo ‘</text:span><text:span text:style-name="T26">compra_id</text:span><text:span text:style-name="T16">’ de la tabla ‘</text:span><text:span text:style-name="T26">compra_almacen_producto</text:span><text:span text:style-name="T16">’ del esquema ‘inventario’ no está definido como clave foránea </text:span><text:bookmark-end text:name="__DdeLink__802_492576318"/></text:p>
        </text:list-item>
        <text:list-item>
          <text:p text:style-name="P55">La tabla ‘categoría’ del esquema ‘inventario’ no tiene ninguna relación</text:p>
        </text:list-item>
        <text:list-item>
          <text:p text:style-name="P186"><text:span text:style-name="T16">El campo ‘</text:span><text:span text:style-name="T26">compra_id</text:span><text:span text:style-name="T16">’ de la tabla ‘</text:span><text:span text:style-name="T27">forma_pago</text:span><text:span text:style-name="T16">’ del esquema ‘inventario’ no está definido como clave foránea </text:span></text:p>
        </text:list-item>
        <text:list-item>
          <text:p text:style-name="P56">Eliminada la tabla ‘django_session’ del esquema ‘stpv’</text:p>
        </text:list-item>
        <text:list-item>
          <text:p text:style-name="P187"><text:span text:style-name="T16">Eliminada la tabla ‘django_</text:span><text:span text:style-name="T29">admin_log</text:span><text:span text:style-name="T16">’ del esquema ‘stpv’</text:span></text:p>
        </text:list-item>
        <text:list-item>
          <text:p text:style-name="P57">Eliminada la tabla ‘auth_group_permissions’ del esquema ‘stpv’</text:p>
        </text:list-item>
        <text:list-item>
          <text:p text:style-name="P58">Eliminada la tabla ‘auth_permission’ del esquema ‘stpv’</text:p>
        </text:list-item>
        <text:list-item>
          <text:p text:style-name="P58">Eliminada la tabla ‘auth_user_groups’ del esquema ‘stpv’</text:p>
        </text:list-item>
        <text:list-item>
          <text:p text:style-name="P188"><text:soft-page-break/><text:span text:style-name="T16">Eliminada la tabla ‘</text:span><text:span text:style-name="T30">auth_group</text:span><text:span text:style-name="T16">’ del esquema ‘stpv’</text:span></text:p>
        </text:list-item>
        <text:list-item>
          <text:p text:style-name="P188"><text:span text:style-name="T16">Eliminada la tabla ‘</text:span><text:span text:style-name="T30">django_content_type</text:span><text:span text:style-name="T16">’ del esquema ‘stpv’</text:span></text:p>
        </text:list-item>
        <text:list-item>
          <text:p text:style-name="P59">Eliminada la tabla ‘stpvadmin_grupo’ del esquema ‘stpv’</text:p>
          <text:p text:style-name="P59"/>
        </text:list-item>
      </text:list>
      <text:p text:style-name="P64">05/12/17</text:p>
      <text:p text:style-name="P204">Estudiando la base de datos</text:p>
      <text:list xml:id="list7397319837643019003" text:style-name="L22">
        <text:list-item>
          <text:p text:style-name="P65">No hay función para crear la base de datos en caso de que no exista</text:p>
        </text:list-item>
      </text:list>
      <text:p text:style-name="P9"/>
      <text:p text:style-name="P9"/>
      <text:p text:style-name="P9">TAREAS <text:span text:style-name="T12">JAVA</text:span></text:p>
      <text:list xml:id="list4072880441925276563" text:style-name="L15">
        <text:list-item>
          <text:p text:style-name="P90"><text:s/>Corregir errores</text:p>
          <text:list>
            <text:list-item>
              <text:p text:style-name="P189">Ortografía</text:p>
            </text:list-item>
            <text:list-item>
              <text:p text:style-name="P189">Traducción</text:p>
            </text:list-item>
            <text:list-item>
              <text:p text:style-name="P189">Diseño de interfaz</text:p>
            </text:list-item>
            <text:list-item>
              <text:p text:style-name="P189">Diseño de reportes</text:p>
            </text:list-item>
            <text:list-item>
              <text:p text:style-name="P189">Organización del código</text:p>
            </text:list-item>
            <text:list-item>
              <text:p text:style-name="P189">Tablas</text:p>
            </text:list-item>
            <text:list-item>
              <text:p text:style-name="P189">Funciones no utilizadas</text:p>
            </text:list-item>
            <text:list-item>
              <text:p text:style-name="P189">Documentación de funciones</text:p>
            </text:list-item>
            <text:list-item>
              <text:p text:style-name="P189">Código de funciones</text:p>
            </text:list-item>
            <text:list-item>
              <text:p text:style-name="P189">Procesos no terminados</text:p>
            </text:list-item>
          </text:list>
        </text:list-item>
        <text:list-item>
          <text:p text:style-name="P189">Definir <text:span text:style-name="T35">las nuevas funciones para agregar al programa</text:span></text:p>
        </text:list-item>
        <text:list-item>
          <text:p text:style-name="P194">Cambiar estrucutura de la base de datos</text:p>
        </text:list-item>
      </text:list>
      <text:list xml:id="list3678211572870211851" text:style-name="L16">
        <text:list-item>
          <text:p text:style-name="P195">Estudiar el uso de cada tabla</text:p>
        </text:list-item>
        <text:list-item>
          <text:p text:style-name="P196">Hacer diseño</text:p>
        </text:list-item>
        <text:list-item>
          <text:p text:style-name="P196">Aplicar los cambios <text:span text:style-name="T33">en el código</text:span></text:p>
        </text:list-item>
      </text:list>
      <text:list xml:id="list103602528251583" text:continue-list="list4072880441925276563" text:style-name="L15">
        <text:list-item>
          <text:p text:style-name="P189">Determinar el modo de sincronización de las bases de datos</text:p>
        </text:list-item>
        <text:list-item>
          <text:p text:style-name="P91">Crear módulo para requests</text:p>
          <text:list>
            <text:list-item>
              <text:p text:style-name="P91">Detectar cuando hay conexión con internet</text:p>
            </text:list-item>
            <text:list-item>
              <text:p text:style-name="P91">Enviar request<text:span text:style-name="T15">s</text:span></text:p>
            </text:list-item>
            <text:list-item>
              <text:p text:style-name="P91">Crear archivo que guarde las requests</text:p>
            </text:list-item>
          </text:list>
        </text:list-item>
        <text:list-item>
          <text:p text:style-name="P197">Crear módulo de inventario</text:p>
        </text:list-item>
        <text:list-item>
          <text:p text:style-name="P197">Hacer manual de usuario</text:p>
        </text:list-item>
      </text:list>
      <text:p text:style-name="P13"/>
      <text:p text:style-name="P13"/>
      <text:p text:style-name="P11">MEJORAS ADICIONALES </text:p>
      <text:list xml:id="list2357410514126172146" text:style-name="L17">
        <text:list-item>
          <text:p text:style-name="P60"><text:span text:style-name="T32">O</text:span>pción para seleccionar el país</text:p>
        </text:list-item>
      </text:list>
      <text:list xml:id="list7765842797777683267" text:style-name="L18">
        <text:list-item>
          <text:p text:style-name="P61">Opción para cambiar idioma</text:p>
        </text:list-item>
        <text:list-item>
          <text:p text:style-name="P62">Opción para cambiar impuesto</text:p>
        </text:list-item>
        <text:list-item>
          <text:p text:style-name="P190"><text:span text:style-name="T19">Opción para c</text:span><text:span text:style-name="T17">rear tipos de productos</text:span></text:p>
        </text:list-item>
        <text:list-item>
          <text:p text:style-name="P61">Agregar foto de producto</text:p>
        </text:list-item>
        <text:list-item>
          <text:p text:style-name="P61">Agregar foto de empleado</text:p>
        </text:list-item>
        <text:list-item>
          <text:p text:style-name="P191"><text:span text:style-name="T17">Opción </text:span><text:span text:style-name="T18">para </text:span><text:span text:style-name="T17">crear tipos de empleados</text:span></text:p>
        </text:list-item>
        <text:list-item>
          <text:p text:style-name="P63">Opción para elegir el diseño de la factura</text:p>
        </text:list-item>
      </text:list>
      <text:p text:style-name="P14"/>
      <text:p text:style-name="P14"/>
      <text:p text:style-name="P10"><text:soft-page-break/>OPCI<text:span text:style-name="T4">O</text:span>N<text:span text:style-name="T2">ES</text:span></text:p>
      <text:list xml:id="list8573309289527761817" text:style-name="L19">
        <text:list-item>
          <text:p text:style-name="P192">Al h<text:span text:style-name="T11">ace</text:span>r la compra des<text:span text:style-name="T5">de java, usando la api de oscar:</text:span></text:p>
        </text:list-item>
      </text:list>
      <text:list xml:id="list633918981968460577" text:style-name="L20">
        <text:list-item>
          <text:p text:style-name="P198">Cambiar el ‘Owner’ de la cesta haciendo login</text:p>
        </text:list-item>
        <text:list-item>
          <text:p text:style-name="P198">Añadir todos los productos a la cesta, con un request por producto</text:p>
        </text:list-item>
        <text:list-item>
          <text:p text:style-name="P198">Hacer checkout</text:p>
        </text:list-item>
      </text:list>
      <text:list xml:id="list103601611184388" text:continue-list="list8573309289527761817" text:style-name="L19">
        <text:list-item>
          <text:p text:style-name="P199">Enviar un request desde java con todos los datos necesarios para crear la orden, <text:span text:style-name="T14">con la api de oscar</text:span></text:p>
        </text:list-item>
      </text:list>
      <text:list xml:id="list2491753991445909175" text:style-name="L21">
        <text:list-item>
          <text:p text:style-name="P200">Id de usuario</text:p>
        </text:list-item>
        <text:list-item>
          <text:p text:style-name="P200">Lista de productos con id y cantidad</text:p>
        </text:list-item>
        <text:list-item>
          <text:p text:style-name="P200">Total de la compra</text:p>
        </text:list-item>
      </text:list>
      <text:list xml:id="list103602153006320" text:continue-list="list103601611184388" text:style-name="L19">
        <text:list-item>
          <text:p text:style-name="P201">Sincronizar bases de datos sin enviar requests</text:p>
        </text:list-item>
        <text:list-item>
          <text:p text:style-name="P202">Utilizar Odoo para el servidor web</text:p>
        </text:list-item>
      </text:list>
      <text:p text:style-name="P13"/>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11:45:16.226432069</meta:creation-date>
    <dc:date>2017-12-05T10:32:17.201608969</dc:date>
    <meta:editing-duration>PT18H32M42S</meta:editing-duration>
    <meta:editing-cycles>365</meta:editing-cycles>
    <meta:generator>LibreOffice/5.1.6.2$Linux_X86_64 LibreOffice_project/10m0$Build-2</meta:generator>
    <meta:document-statistic meta:table-count="0" meta:image-count="0" meta:object-count="0" meta:page-count="7" meta:paragraph-count="228" meta:word-count="2238" meta:character-count="13450" meta:non-whitespace-character-count="11624"/>
  </office:meta>
</office:document-meta>
</file>